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Standard">
      <style:text-properties fo:language="es" fo:country="VE"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4" style:family="paragraph" style:parent-style-name="Standard">
      <style:paragraph-properties fo:margin-top="0in" fo:margin-bottom="0in" loext:contextual-spacing="false" fo:text-align="justify" style:justify-single-word="false"/>
      <style:text-properties officeooo:paragraph-rsid="00cecf06"/>
    </style:style>
    <style:style style:name="P7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6" style:family="paragraph" style:parent-style-name="Standard">
      <style:paragraph-properties fo:margin-top="0in" fo:margin-bottom="0in" loext:contextual-spacing="false" fo:text-align="start" style:justify-single-word="false"/>
      <style:text-properties officeooo:paragraph-rsid="00cfe8e7"/>
    </style:style>
    <style:style style:name="P7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0"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1"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2" style:family="paragraph" style:parent-style-name="Footnote">
      <style:text-properties officeooo:rsid="006fbbee" officeooo:paragraph-rsid="006fbbee"/>
    </style:style>
    <style:style style:name="P83" style:family="paragraph" style:parent-style-name="Footnote">
      <style:text-properties fo:font-size="10pt" officeooo:rsid="0018f92f" style:font-size-asian="10pt" style:font-size-complex="10pt"/>
    </style:style>
    <style:style style:name="P84" style:family="paragraph" style:parent-style-name="Footnote">
      <style:text-properties officeooo:rsid="023953fb" officeooo:paragraph-rsid="023953fb"/>
    </style:style>
    <style:style style:name="P85" style:family="paragraph" style:parent-style-name="Footnote">
      <style:text-properties officeooo:rsid="023e5658" officeooo:paragraph-rsid="023e5658"/>
    </style:style>
    <style:style style:name="P86" style:family="paragraph" style:parent-style-name="Footnote">
      <style:text-properties officeooo:rsid="024ac5af" officeooo:paragraph-rsid="024ac5af"/>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5"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9"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0"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1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1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15"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1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17"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18"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9"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20"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21"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22"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2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2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8"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3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31"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33"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34"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6"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4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4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42"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43"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44"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45"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6"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7"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8"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5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5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5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54"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6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6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6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6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6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65"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6"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7"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7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7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7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73"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74"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75"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6"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7"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8"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9"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80"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81"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82"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83"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84"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85"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P387"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88"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8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1aae370"/>
    </style:style>
    <style:style style:name="T233" style:family="text">
      <style:text-properties officeooo:rsid="009fdc17"/>
    </style:style>
    <style:style style:name="T234" style:family="text">
      <style:text-properties officeooo:rsid="00a102a6"/>
    </style:style>
    <style:style style:name="T235" style:family="text">
      <style:text-properties officeooo:rsid="01b2e2e2"/>
    </style:style>
    <style:style style:name="T236" style:family="text">
      <style:text-properties officeooo:rsid="00916501"/>
    </style:style>
    <style:style style:name="T237" style:family="text">
      <style:text-properties officeooo:rsid="00946713"/>
    </style:style>
    <style:style style:name="T238" style:family="text">
      <style:text-properties officeooo:rsid="010c06c5"/>
    </style:style>
    <style:style style:name="T239" style:family="text">
      <style:text-properties officeooo:rsid="012028c5"/>
    </style:style>
    <style:style style:name="T240" style:family="text">
      <style:text-properties officeooo:rsid="0096abc8"/>
    </style:style>
    <style:style style:name="T241" style:family="text">
      <style:text-properties officeooo:rsid="009c098b"/>
    </style:style>
    <style:style style:name="T242" style:family="text">
      <style:text-properties officeooo:rsid="009b3295"/>
    </style:style>
    <style:style style:name="T243" style:family="text">
      <style:text-properties officeooo:rsid="02178214"/>
    </style:style>
    <style:style style:name="T244" style:family="text">
      <style:text-properties officeooo:rsid="02197b0e"/>
    </style:style>
    <style:style style:name="T245" style:family="text">
      <style:text-properties officeooo:rsid="0219b958"/>
    </style:style>
    <style:style style:name="T246" style:family="text">
      <style:text-properties officeooo:rsid="01a56039"/>
    </style:style>
    <style:style style:name="T247" style:family="text">
      <style:text-properties officeooo:rsid="00acc775"/>
    </style:style>
    <style:style style:name="T248" style:family="text">
      <style:text-properties officeooo:rsid="00d5a331"/>
    </style:style>
    <style:style style:name="T249" style:family="text">
      <style:text-properties officeooo:rsid="008601b2"/>
    </style:style>
    <style:style style:name="T250" style:family="text">
      <style:text-properties officeooo:rsid="00b8ebe6"/>
    </style:style>
    <style:style style:name="T251" style:family="text">
      <style:text-properties officeooo:rsid="00afb9a3"/>
    </style:style>
    <style:style style:name="T252" style:family="text">
      <style:text-properties officeooo:rsid="00bb83e1"/>
    </style:style>
    <style:style style:name="T253" style:family="text">
      <style:text-properties officeooo:rsid="00c0bbb4"/>
    </style:style>
    <style:style style:name="T254" style:family="text">
      <style:text-properties officeooo:rsid="00e555e8"/>
    </style:style>
    <style:style style:name="T255" style:family="text">
      <style:text-properties officeooo:rsid="00ec28d3"/>
    </style:style>
    <style:style style:name="T256" style:family="text">
      <style:text-properties officeooo:rsid="00c918f5"/>
    </style:style>
    <style:style style:name="T257" style:family="text">
      <style:text-properties officeooo:rsid="011128ae"/>
    </style:style>
    <style:style style:name="T258" style:family="text">
      <style:text-properties officeooo:rsid="00b5c5fa"/>
    </style:style>
    <style:style style:name="T259" style:family="text">
      <style:text-properties officeooo:rsid="00dac719"/>
    </style:style>
    <style:style style:name="T260" style:family="text">
      <style:text-properties officeooo:rsid="00d67d2c"/>
    </style:style>
    <style:style style:name="T261" style:family="text">
      <style:text-properties officeooo:rsid="010e714c"/>
    </style:style>
    <style:style style:name="T262" style:family="text">
      <style:text-properties officeooo:rsid="00e52318"/>
    </style:style>
    <style:style style:name="T263" style:family="text">
      <style:text-properties officeooo:rsid="01d65c1a"/>
    </style:style>
    <style:style style:name="T264" style:family="text">
      <style:text-properties fo:font-style="normal" style:text-underline-style="none" fo:font-weight="normal" style:font-style-asian="normal" style:font-weight-asian="normal" style:font-style-complex="normal" style:font-weight-complex="normal"/>
    </style:style>
    <style:style style:name="T265" style:family="text">
      <style:text-properties fo:font-style="normal" fo:font-weight="normal" officeooo:rsid="008601b2" style:font-style-asian="normal" style:font-weight-asian="normal" style:font-style-complex="normal" style:font-weight-complex="normal"/>
    </style:style>
    <style:style style:name="T266" style:family="text">
      <style:text-properties officeooo:rsid="01b7d9bc"/>
    </style:style>
    <style:style style:name="T267" style:family="text">
      <style:text-properties officeooo:rsid="017e810e"/>
    </style:style>
    <style:style style:name="T268" style:family="text">
      <style:text-properties officeooo:rsid="0187968a"/>
    </style:style>
    <style:style style:name="T269" style:family="text">
      <style:text-properties officeooo:rsid="01d9065c"/>
    </style:style>
    <style:style style:name="T270" style:family="text">
      <style:text-properties officeooo:rsid="01bb31a9"/>
    </style:style>
    <style:style style:name="T271" style:family="text">
      <style:text-properties officeooo:rsid="01d88658"/>
    </style:style>
    <style:style style:name="T272" style:family="text">
      <style:text-properties officeooo:rsid="01be081d"/>
    </style:style>
    <style:style style:name="T273" style:family="text">
      <style:text-properties officeooo:rsid="01c0f407"/>
    </style:style>
    <style:style style:name="T274" style:family="text">
      <style:text-properties officeooo:rsid="01e0e2c4"/>
    </style:style>
    <style:style style:name="T275" style:family="text">
      <style:text-properties officeooo:rsid="01c764a5"/>
    </style:style>
    <style:style style:name="T276" style:family="text">
      <style:text-properties officeooo:rsid="01c88c40"/>
    </style:style>
    <style:style style:name="T277" style:family="text">
      <style:text-properties officeooo:rsid="0133a596"/>
    </style:style>
    <style:style style:name="T278" style:family="text">
      <style:text-properties officeooo:rsid="01300632"/>
    </style:style>
    <style:style style:name="T279" style:family="text">
      <style:text-properties officeooo:rsid="013cd456"/>
    </style:style>
    <style:style style:name="T280" style:family="text">
      <style:text-properties officeooo:rsid="019af741"/>
    </style:style>
    <style:style style:name="T281" style:family="text">
      <style:text-properties officeooo:rsid="01c8b827"/>
    </style:style>
    <style:style style:name="T282" style:family="text">
      <style:text-properties officeooo:rsid="019cef2d"/>
    </style:style>
    <style:style style:name="T283" style:family="text">
      <style:text-properties officeooo:rsid="019d02a3"/>
    </style:style>
    <style:style style:name="T284" style:family="text">
      <style:text-properties officeooo:rsid="019e3ea9"/>
    </style:style>
    <style:style style:name="T285" style:family="text">
      <style:text-properties officeooo:rsid="019ea08f"/>
    </style:style>
    <style:style style:name="T286" style:family="text">
      <style:text-properties officeooo:rsid="014448fe"/>
    </style:style>
    <style:style style:name="T287" style:family="text">
      <style:text-properties officeooo:rsid="0146451f"/>
    </style:style>
    <style:style style:name="T288" style:family="text">
      <style:text-properties officeooo:rsid="0148519b"/>
    </style:style>
    <style:style style:name="T289" style:family="text">
      <style:text-properties officeooo:rsid="01cd132e"/>
    </style:style>
    <style:style style:name="T290" style:family="text">
      <style:text-properties officeooo:rsid="016a4516"/>
    </style:style>
    <style:style style:name="T291" style:family="text">
      <style:text-properties officeooo:rsid="0160ea34"/>
    </style:style>
    <style:style style:name="T292" style:family="text">
      <style:text-properties officeooo:rsid="01dc8975"/>
    </style:style>
    <style:style style:name="T293" style:family="text">
      <style:text-properties officeooo:rsid="01691e5c"/>
    </style:style>
    <style:style style:name="T294" style:family="text">
      <style:text-properties officeooo:rsid="000a84f9"/>
    </style:style>
    <style:style style:name="T295" style:family="text">
      <style:text-properties officeooo:rsid="02015b34"/>
    </style:style>
    <style:style style:name="T296" style:family="text">
      <style:text-properties officeooo:rsid="01f92a44"/>
    </style:style>
    <style:style style:name="T297" style:family="text">
      <style:text-properties officeooo:rsid="01e9f8f8"/>
    </style:style>
    <style:style style:name="T298" style:family="text">
      <style:text-properties officeooo:rsid="01ed0ccd"/>
    </style:style>
    <style:style style:name="T299" style:family="text">
      <style:text-properties officeooo:rsid="01e78f9d"/>
    </style:style>
    <style:style style:name="T300" style:family="text">
      <style:text-properties officeooo:rsid="01fe0a0f"/>
    </style:style>
    <style:style style:name="T301" style:family="text">
      <style:text-properties officeooo:rsid="01fe74a5"/>
    </style:style>
    <style:style style:name="T302" style:family="text">
      <style:text-properties officeooo:rsid="01e5949b"/>
    </style:style>
    <style:style style:name="T303" style:family="text">
      <style:text-properties officeooo:rsid="01fe6562"/>
    </style:style>
    <style:style style:name="T304" style:family="text">
      <style:text-properties officeooo:rsid="020a9543"/>
    </style:style>
    <style:style style:name="T305" style:family="text">
      <style:text-properties officeooo:rsid="0206d838"/>
    </style:style>
    <style:style style:name="T306" style:family="text">
      <style:text-properties officeooo:rsid="020581fc"/>
    </style:style>
    <style:style style:name="T307" style:family="text">
      <style:text-properties officeooo:rsid="020c72b9"/>
    </style:style>
    <style:style style:name="T308" style:family="text">
      <style:text-properties officeooo:rsid="00084b90"/>
    </style:style>
    <style:style style:name="T309" style:family="text">
      <style:text-properties officeooo:rsid="01a38bba"/>
    </style:style>
    <style:style style:name="T310" style:family="text">
      <style:text-properties officeooo:rsid="00c38540"/>
    </style:style>
    <style:style style:name="T311" style:family="text">
      <style:text-properties officeooo:rsid="00d4af85"/>
    </style:style>
    <style:style style:name="T312" style:family="text">
      <style:text-properties officeooo:rsid="00cee4b0"/>
    </style:style>
    <style:style style:name="T313" style:family="text">
      <style:text-properties officeooo:rsid="00fff49b"/>
    </style:style>
    <style:style style:name="T314" style:family="text">
      <style:text-properties officeooo:rsid="0128463e"/>
    </style:style>
    <style:style style:name="T315" style:family="text">
      <style:text-properties officeooo:rsid="015dca99"/>
    </style:style>
    <style:style style:name="T316" style:family="text">
      <style:text-properties officeooo:rsid="01bdc97c"/>
    </style:style>
    <style:style style:name="T317" style:family="text">
      <style:text-properties officeooo:rsid="01c13e50"/>
    </style:style>
    <style:style style:name="T318" style:family="text">
      <style:text-properties officeooo:rsid="01c28eb7"/>
    </style:style>
    <style:style style:name="T319" style:family="text">
      <style:text-properties officeooo:rsid="01c4da79"/>
    </style:style>
    <style:style style:name="T320" style:family="text">
      <style:text-properties officeooo:rsid="01e4630e"/>
    </style:style>
    <style:style style:name="T321" style:family="text">
      <style:text-properties officeooo:rsid="01e4e911"/>
    </style:style>
    <style:style style:name="T322" style:family="text">
      <style:text-properties officeooo:rsid="01e954ed"/>
    </style:style>
    <style:style style:name="T323" style:family="text">
      <style:text-properties officeooo:rsid="01ed7790"/>
    </style:style>
    <style:style style:name="T324" style:family="text">
      <style:text-properties officeooo:rsid="01f403d9"/>
    </style:style>
    <style:style style:name="T325" style:family="text">
      <style:text-properties officeooo:rsid="01f4c0a8"/>
    </style:style>
    <style:style style:name="T326" style:family="text">
      <style:text-properties officeooo:rsid="01f8b310"/>
    </style:style>
    <style:style style:name="T327" style:family="text">
      <style:text-properties officeooo:rsid="0205a823"/>
    </style:style>
    <style:style style:name="T328" style:family="text">
      <style:text-properties officeooo:rsid="02070449"/>
    </style:style>
    <style:style style:name="T329" style:family="text">
      <style:text-properties officeooo:rsid="0208239d"/>
    </style:style>
    <style:style style:name="T330" style:family="text">
      <style:text-properties officeooo:rsid="020c167d"/>
    </style:style>
    <style:style style:name="T331" style:family="text">
      <style:text-properties officeooo:rsid="0210bebd"/>
    </style:style>
    <style:style style:name="T332" style:family="text">
      <style:text-properties officeooo:rsid="021b3cd8"/>
    </style:style>
    <style:style style:name="T333" style:family="text">
      <style:text-properties officeooo:rsid="021e4320"/>
    </style:style>
    <style:style style:name="T334" style:family="text">
      <style:text-properties officeooo:rsid="0220daf8"/>
    </style:style>
    <style:style style:name="T335" style:family="text">
      <style:text-properties officeooo:rsid="022ca193"/>
    </style:style>
    <style:style style:name="T336" style:family="text">
      <style:text-properties officeooo:rsid="02365933"/>
    </style:style>
    <style:style style:name="T337" style:family="text">
      <style:text-properties officeooo:rsid="0237f09e" style:font-weight-asian="normal" style:font-weight-complex="normal"/>
    </style:style>
    <style:style style:name="T338" style:family="text">
      <style:text-properties officeooo:rsid="0238e9fc" style:font-weight-asian="normal" style:font-weight-complex="normal"/>
    </style:style>
    <style:style style:name="T339" style:family="text">
      <style:text-properties officeooo:rsid="0238e9fc"/>
    </style:style>
    <style:style style:name="T340" style:family="text">
      <style:text-properties officeooo:rsid="023fd275"/>
    </style:style>
    <style:style style:name="T341" style:family="text">
      <style:text-properties officeooo:rsid="02417423"/>
    </style:style>
    <style:style style:name="T342" style:family="text">
      <style:text-properties officeooo:rsid="02491ffb"/>
    </style:style>
    <style:style style:name="T343" style:family="text">
      <style:text-properties fo:font-size="10pt" officeooo:rsid="02491ffb" style:font-size-asian="10pt" style:font-size-complex="10pt"/>
    </style:style>
    <style:style style:name="T344" style:family="text">
      <style:text-properties officeooo:rsid="024fbdfa"/>
    </style:style>
    <style:style style:name="T345" style:family="text">
      <style:text-properties officeooo:rsid="02549705"/>
    </style:style>
    <style:style style:name="T346" style:family="text">
      <style:text-properties officeooo:rsid="0257e9fe"/>
    </style:style>
    <style:style style:name="T347" style:family="text">
      <style:text-properties officeooo:rsid="025b4341"/>
    </style:style>
    <style:style style:name="T348" style:family="text">
      <style:text-properties officeooo:rsid="025cf2ca"/>
    </style:style>
    <style:style style:name="T349" style:family="text">
      <style:text-properties officeooo:rsid="026bb00d"/>
    </style:style>
    <style:style style:name="T350" style:family="text">
      <style:text-properties officeooo:rsid="026e7595"/>
    </style:style>
    <style:style style:name="T351" style:family="text">
      <style:text-properties officeooo:rsid="0273e2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7">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3">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6"/>
      <text:p text:style-name="P46"/>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2">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4"><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5"/>
      <text:p text:style-name="P75"><text:span text:style-name="T91">L</text:span><text:span text:style-name="T88">UM:</text:span></text:p>
      <text:p text:style-name="P77">According to the lazy user model, a user is likely to choose the solution that requires the least effort</text:p>
      <text:p text:style-name="P76"><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8"/>
      <text:p text:style-name="P26"><text:span text:style-name="T115"><text:s text:c="4"/></text:span>4.1. OpenBRR</text:p>
      <text:p text:style-name="P2"/>
      <text:p text:style-name="P27">- Esther Parrilla <text:span text:style-name="T77">Thesis</text:span></text:p>
      <text:p text:style-name="P56">- Project Evaluation (commits per month, bugs resolved, etc.)</text:p>
      <text:p text:style-name="P56"/>
      <text:p text:style-name="P56"/>
      <text:p text:style-name="P57">5. <text:span text:style-name="T179">ARCHITECTURE</text:span></text:p>
      <text:p text:style-name="P57"/>
      <text:p text:style-name="P68">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9"/>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70"/>
      <text:p text:style-name="P58"><text:span text:style-name="T115"><text:s text:c="4"/></text:span>5.<text:span text:style-name="T175">1</text:span>. <text:span text:style-name="T175">Company </text:span>Infrastructure</text:p>
      <text:p text:style-name="P58"/>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9"/>
      <text:p text:style-name="P58"><text:span text:style-name="T115"><text:s text:c="4"/></text:span>5.<text:span text:style-name="T175">2</text:span>. <text:span text:style-name="T175">Existent </text:span>Hardware</text:p>
      <text:p text:style-name="P58"/>
      <text:p text:style-name="P66"><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9"/>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60"/>
      <text:p text:style-name="P58"><text:span text:style-name="T115"><text:s text:c="4"/></text:span>5.<text:span text:style-name="T175">3</text:span>. <text:span text:style-name="T175">Company </text:span>Network <text:span text:style-name="T175">Scheme</text:span></text:p>
      <text:p text:style-name="P58"/>
      <text:p text:style-name="P65">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3"><text:soft-page-break/></text:p>
      <text:p text:style-name="P64"><draw:frame draw:style-name="fr1" draw:name="Image1" text:anchor-type="paragraph" svg:width="6.3146in" svg:height="4.5429in" draw:z-index="0"><draw:image xlink:href="Pictures/10000000000003200000025817C3E37D.png" xlink:type="simple" xlink:show="embed" xlink:actuate="onLoad"/></draw:frame></text:p>
      <text:p text:style-name="P81">Figure <text:span text:style-name="T320">5.1</text:span>: Network interconnection</text:p>
      <text:p text:style-name="P58"/>
      <text:p text:style-name="P58"><text:span text:style-name="T115"><text:s text:c="4"/></text:span>5.<text:span text:style-name="T175">4</text:span>. Software <text:span text:style-name="T176">Supporting the Infrastructure</text:span></text:p>
      <text:p text:style-name="P58"/>
      <text:p text:style-name="P71"><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8"/>
      <text:p text:style-name="P80">UT<text:span text:style-name="T177">M</text:span> Endian Firewall™</text:p>
      <text:p text:style-name="P96">Company: Endian S.r.l.</text:p>
      <text:p text:style-name="P96"><text:span text:style-name="T165">Industry</text:span>: <text:span text:style-name="T171">U</text:span>nified <text:span text:style-name="T171">T</text:span>hreat <text:span text:style-name="T171">M</text:span>anagement</text:p>
      <text:p text:style-name="P96">License: GNU GPL</text:p>
      <text:p text:style-name="P96">Website: endian.com</text:p>
      <text:p text:style-name="P9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6">Supported Platforms: GNU/Linux</text:p>
      <text:p text:style-name="P96">Commercial support: annual subscription</text:p>
      <text:p text:style-name="P61"/>
      <text:p text:style-name="P72">Proxmox <text:span text:style-name="T153">VE™</text:span></text:p>
      <text:p text:style-name="P93">Company: Proxmox Server Solutions GmbH</text:p>
      <text:p text:style-name="P93"><text:soft-page-break/><text:span text:style-name="T166">Industry</text:span>: <text:span text:style-name="T170">S</text:span>erver <text:span text:style-name="T170">V</text:span>irtualization</text:p>
      <text:p text:style-name="P93">License: GNU <text:span text:style-name="T174">Affero and </text:span>GPL<text:span text:style-name="T174">v3</text:span></text:p>
      <text:p text:style-name="P93">Website: pve.proxmox.com</text:p>
      <text:p text:style-name="P94">Description: <text:span text:style-name="T153">virtualization management solution for servers, based on KVM and containers</text:span></text:p>
      <text:p text:style-name="P95">Server Virtualization Platform, provides KVM and OpenVZ hypervisors. <text:span text:style-name="T163">D</text:span><text:span text:style-name="T159">istribution based on Debian.</text:span></text:p>
      <text:p text:style-name="P93">Supported Platforms: GNU/Linux</text:p>
      <text:p text:style-name="P93">Commercial support: annual subscription</text:p>
      <text:p text:style-name="P62"/>
      <text:p text:style-name="P72">FreeNAS™</text:p>
      <text:p text:style-name="P91">Company: iXsystems, Inc.</text:p>
      <text:p text:style-name="P91">Type: Computer Storage</text:p>
      <text:p text:style-name="P91">License: BSD <text:span text:style-name="T156">2-Clause</text:span></text:p>
      <text:p text:style-name="P91">Website: freenas.org</text:p>
      <text:p text:style-name="P92">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1">Supported Platforms: BSD <text:span text:style-name="T164">Unix</text:span></text:p>
      <text:p text:style-name="P91">Commercial support: <text:span text:style-name="T157">c</text:span>ustom <text:span text:style-name="T157">q</text:span>uotes and <text:span text:style-name="T157">s</text:span>upport <text:span text:style-name="T157">t</text:span>ickets</text:p>
      <text:p text:style-name="P128"/>
      <text:p text:style-name="P72">Zabbix™</text:p>
      <text:p text:style-name="P87">Company: <text:span text:style-name="T165">Zabbix SIA</text:span></text:p>
      <text:p text:style-name="P98"><text:span text:style-name="T99">Industry</text:span><text:span text:style-name="T98">: </text:span><text:span text:style-name="T100">IT </text:span><text:span text:style-name="T101">Monitoring</text:span></text:p>
      <text:p text:style-name="P87">License: <text:span text:style-name="T167">GNU GPLv2</text:span></text:p>
      <text:p text:style-name="P88">Website: <text:span text:style-name="T167">zabbix.com</text:span></text:p>
      <text:p text:style-name="P99"><text:span text:style-name="T98">Description: </text:span><text:span text:style-name="T102">solution</text:span> for monitoring of networks, applications <text:span text:style-name="T169">and databases</text:span></text:p>
      <text:p text:style-name="P89">Supported Platforms: <text:span text:style-name="T168">GNU/Linux</text:span></text:p>
      <text:p text:style-name="P90">Commercial support: <text:span text:style-name="T157">c</text:span>ustom <text:span text:style-name="T157">q</text:span>uotes and <text:span text:style-name="T157">s</text:span>upport <text:span text:style-name="T157">t</text:span>ickets </text:p>
      <text:p text:style-name="P56"/>
      <text:p text:style-name="P73">6. IMPLEMENTED TECHNOLOGIES</text:p>
      <text:p text:style-name="P56"/>
      <text:p text:style-name="P54"><text:span text:style-name="T347">The following software tools represent the key elements on which it has been possible to implement a </text:span>comprehensive <text:span text:style-name="T348">high availability</text:span> solution. </text:p>
      <text:p text:style-name="P56"/>
      <text:list xml:id="list7997805516075084333" text:style-name="L1">
        <text:list-item>
          <text:p text:style-name="P312">Red Hat Enterprise Linux Server</text:p>
          <text:list>
            <text:list-item>
              <text:list>
                <text:list-item>
                  <text:list>
                    <text:list-item>
                      <text:list>
                        <text:list-header>
                          <text:p text:style-name="P312"/>
                        </text:list-header>
                      </text:list>
                    </text:list-item>
                  </text:list>
                </text:list-item>
              </text:list>
            </text:list-item>
          </text:list>
        </text:list-item>
      </text:list>
      <text:p text:style-name="P167"><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2"/>
      <text:list xml:id="list215451987533522" text:continue-numbering="true" text:style-name="L1">
        <text:list-item>
          <text:p text:style-name="P314">Zimbra Collaboration System (ZCS)</text:p>
        </text:list-item>
      </text:list>
      <text:p text:style-name="P150"/>
      <text:p text:style-name="P163">Server and client collaboration software, supporting e-mail, contacts, calendar, documents, push <text:span text:style-name="T333">synchronization</text:span>, <text:span text:style-name="T332">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0"><text:soft-page-break/></text:p>
      <text:list xml:id="list215452851585361" text:continue-numbering="true" text:style-name="L1">
        <text:list-item>
          <text:p text:style-name="P314">Distributed Replicated Block Device <text:span text:style-name="T329">(</text:span>DRBD<text:span text:style-name="T329">)</text:span></text:p>
        </text:list-item>
      </text:list>
      <text:p text:style-name="P151"/>
      <text:p text:style-name="P153">A distributed replicated storage system for Linux, implemented as several userspace management applications and shell scripts, used to provide data redundancy. <text:span text:style-name="T334">DRBD software is FLOSS released under the terms of the GNU GPLv2. </text:span></text:p>
      <text:p text:style-name="P151"/>
      <text:list xml:id="list215452368580877" text:continue-numbering="true" text:style-name="L1">
        <text:list-item>
          <text:p text:style-name="P314">Corosync</text:p>
        </text:list-item>
      </text:list>
      <text:p text:style-name="P151"/>
      <text:p text:style-name="P154"><text:span text:style-name="T335">It is released as FLOSS under the 3-clause BSD License. </text:span>This software provides features based on C programming <text:span text:style-name="T344">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1"/>
      <text:list xml:id="list215451270031169" text:continue-numbering="true" text:style-name="L1">
        <text:list-item>
          <text:p text:style-name="P312"><text:span text:style-name="T325">P</text:span>acemaker</text:p>
        </text:list-item>
      </text:list>
      <text:p text:style-name="P150"/>
      <text:p text:style-name="P155">A FLOSS high availability resource manager software released under GNU GPL<text:span text:style-name="T336">v</text:span>2. <text:span text:style-name="T339">This software was part of the Linux-HA project until 2007, then was split out to be its own project. </text:span><text:span text:style-name="T337">It implements APIs for resources control, including the Open Cluster Framework (OCF). </text:span><text:span text:style-name="T338">It is u</text:span>sed on computer clusters since 2004.</text:p>
      <text:p text:style-name="P151"/>
      <text:list xml:id="list215452081676711" text:continue-numbering="true" text:style-name="L1">
        <text:list-item>
          <text:p text:style-name="P317"><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5">http://crmsh.github.io</text:p></text:note-body></text:note></text:span><text:span text:style-name="T200">) and Pacemaker Configuration System (PCS</text:span><text:span text:style-name="T200"><text:note text:id="ftn5" text:note-class="footnote"><text:note-citation>5</text:note-citation><text:note-body><text:p text:style-name="P84">https://github.com/feist/pcs</text:p></text:note-body></text:note></text:span><text:span text:style-name="T200">)</text:span></text:p>
        </text:list-item>
      </text:list>
      <text:p text:style-name="P151"/>
      <text:p text:style-name="P156">Initially, the <text:span text:style-name="T340">CRMsh</text:span> was distributed as part of the Pacemaker project, <text:span text:style-name="T340">but</text:span> <text:span text:style-name="T340">i</text:span>t was split into its own separate project in 2011. <text:span text:style-name="T341">Also as CRMsh, PCS is a command-line interface to the Pacemaker cluster resource management stack.</text:span></text:p>
      <text:p text:style-name="P171"/>
      <text:list xml:id="list215452156591000" text:continue-numbering="true" text:style-name="L1">
        <text:list-item>
          <text:p text:style-name="P314">C<text:span text:style-name="T327">luster </text:span>C<text:span text:style-name="T327">onfiguration </text:span>S<text:span text:style-name="T327">ystem (CCS)</text:span></text:p>
        </text:list-item>
      </text:list>
      <text:p text:style-name="P151"/>
      <text:p text:style-name="P158"><text:tab/></text:p>
      <text:p text:style-name="P157"/>
      <text:p text:style-name="P160"><text:soft-page-break/><draw:frame draw:style-name="fr2" draw:name="Image3" text:anchor-type="as-char" svg:width="3.8146in" svg:height="2.7555in" draw:z-index="3"><draw:image xlink:href="Pictures/1000020100000296000001E12E593E9A.png" xlink:type="simple" xlink:show="embed" xlink:actuate="onLoad"/></draw:frame></text:p>
      <text:p text:style-name="P170"/>
      <text:p text:style-name="P170">Figure <text:span text:style-name="T342">6.1</text:span>: <text:span text:style-name="T342">CCS Overview</text:span></text:p>
      <text:p text:style-name="P159"><text:a xlink:type="simple" xlink:href="https://access.redhat.com/documentation/en-US/Red_Hat_Enterprise_Linux/4/html/Cluster_Suite_Overview/images/ccs-overview.png" text:style-name="Internet_20_link" text:visited-style-name="Visited_20_Internet_20_Link"><text:span text:style-name="T343">https://access.redhat.com/documentation/en-US/Red_Hat_Enterprise_Linux/4/html/Cluster_Suite_Overview/images/ccs-overview.png</text:span></text:a></text:p>
      <text:p text:style-name="P151"/>
      <text:list xml:id="list215453090646760" text:continue-numbering="true" text:style-name="L1">
        <text:list-item>
          <text:p text:style-name="P314">C<text:span text:style-name="T328">luster </text:span>M<text:span text:style-name="T328">anager (CMAN</text:span><text:span text:style-name="T328"><text:note text:id="ftn6" text:note-class="footnote"><text:note-citation>6</text:note-citation><text:note-body><text:p text:style-name="P86">https://www.sourceware.org/cluster/cman/</text:p></text:note-body></text:note></text:span><text:span text:style-name="T328">)</text:span></text:p>
        </text:list-item>
      </text:list>
      <text:p text:style-name="P161"/>
      <text:p text:style-name="P162"><text:span text:style-name="T345">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6">It combines some functionalities provided by CRMsh, PCS and CCS.</text:span></text:p>
      <text:p text:style-name="P168"/>
      <text:p text:style-name="P56"/>
      <text:p text:style-name="P3"><text:span text:style-name="T326">7</text:span>. IMPLEMENTATION</text:p>
      <text:p text:style-name="P127"/>
      <text:p text:style-name="P169">This section is intended to provide technical documentation in the process of implementing high availability in a FLOSS Zimbra Collaboration System (ZCS).</text:p>
      <text:p text:style-name="P169"/>
      <text:p text:style-name="P147"><text:bookmark text:name="tw-target-text3"/>The scope of this implementation is limited to the following software components and versions:</text:p>
      <text:p text:style-name="P147"/>
      <text:list xml:id="list215452012639006" text:continue-numbering="true" text:style-name="L1">
        <text:list-item>
          <text:p text:style-name="P313">Red Hat Enterprise Linux Server release 6.5 (Santiago)</text:p>
        </text:list-item>
        <text:list-item>
          <text:p text:style-name="P313">GNU/Linux 2.6.32-431.el6.x86_64</text:p>
        </text:list-item>
        <text:list-item>
          <text:p text:style-name="P313"><text:span text:style-name="T182">zcs</text:span> 8.0.7_GA_6021.RHEL6_64 FOSS ed<text:span text:style-name="T183">ition</text:span></text:p>
        </text:list-item>
        <text:list-item>
          <text:p text:style-name="P313"><text:span text:style-name="T182">drbd</text:span> 8.4.3-33</text:p>
        </text:list-item>
        <text:list-item>
          <text:p text:style-name="P313"><text:span text:style-name="T182">c</text:span>orosync 1.4.5-2.2</text:p>
        </text:list-item>
        <text:list-item>
          <text:p text:style-name="P313"><text:span text:style-name="T182">p</text:span>acemaker 1.1.10-14</text:p>
        </text:list-item>
        <text:list-item>
          <text:p text:style-name="P315"><text:span text:style-name="T182">pcs</text:span> 0.9.90-2</text:p>
        </text:list-item>
        <text:list-item>
          <text:p text:style-name="P315"><text:span text:style-name="T182">crmsh</text:span> 1.2.5-0</text:p>
        </text:list-item>
        <text:list-item>
          <text:p text:style-name="P316">ccs 0.16.2-69</text:p>
        </text:list-item>
        <text:list-item>
          <text:p text:style-name="P316">cman 3.0.12.1-59</text:p>
        </text:list-item>
      </text:list>
      <text:p text:style-name="P148"/>
      <text:p text:style-name="P166"><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9"><draw:frame draw:style-name="fr1" draw:name="Image2" text:anchor-type="paragraph" svg:width="5.4118in" svg:height="3.4929in" draw:z-index="2"><draw:image xlink:href="Pictures/100000000000028000000190057F7873.png" xlink:type="simple" xlink:show="embed" xlink:actuate="onLoad"/></draw:frame></text:p>
      <text:p text:style-name="P149"/>
      <text:p text:style-name="P129"/>
      <text:p text:style-name="P129"/>
      <text:p text:style-name="P129"/>
      <text:p text:style-name="P129"/>
      <text:p text:style-name="P129"/>
      <text:p text:style-name="P129"/>
      <text:p text:style-name="P12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Figure <text:span text:style-name="T326">7.1</text:span>. <text:span text:style-name="T321">Two nodes HA cluster</text:span></text:p>
      <text:p text:style-name="P131"/>
      <text:p text:style-name="P142"><text:span text:style-name="T326">7</text:span>.1. <text:span text:style-name="T308">Operating system </text:span>considerations</text:p>
      <text:p text:style-name="P131"/>
      <text:p text:style-name="P179">The configuration <text:span text:style-name="T319">must be</text:span> <text:span text:style-name="T319">similar i</text:span>n both nodes:</text:p>
      <text:p text:style-name="P179"/>
      <table:table table:name="Table13" table:style-name="Table13">
        <table:table-column table:style-name="Table13.A"/>
        <table:table-row>
          <table:table-cell table:style-name="Table13.A1" office:value-type="string">
            <text:p text:style-name="P102">RHEL 6.5 x86_64</text:p>
            <text:p text:style-name="P104">Disk Partitions:</text:p>
            <text:p text:style-name="P102"><text:s text:c="2"/>10<text:span text:style-name="T211">gb</text:span><text:tab/>/</text:p>
            <text:p text:style-name="P102"><text:s text:c="2"/><text:span text:style-name="T212">100mb<text:tab/>/boot</text:span></text:p>
            <text:p text:style-name="P102"><text:s text:c="3"/>8<text:span text:style-name="T211">gb</text:span><text:tab/><text:tab/>/opt/<text:span text:style-name="T209">zimbra<text:tab/><text:tab/><text:tab/>(/dev/vdb1) *</text:span></text:p>
            <text:p text:style-name="P102"><text:s text:c="3"/>150<text:span text:style-name="T211">mb</text:span><text:tab/>drbd meta-data<text:tab/><text:tab/><text:span text:style-name="T213">(</text:span>/<text:span text:style-name="T210">dev/vdc1) *</text:span></text:p>
            <text:p text:style-name="P102">CPU: 1</text:p>
            <text:p text:style-name="P103">RAM: 2<text:span text:style-name="T211">gb</text:span></text:p>
          </table:table-cell>
        </table:table-row>
      </table:table>
      <text:p text:style-name="P180"/>
      <text:p text:style-name="P276">* <text:bookmark-start text:name="__DdeLink__3328_524518919"/>It is not necessary to format partitions for devices <text:span text:style-name="T209">vdb1 </text:span>or <text:span text:style-name="T210">vdc1 during</text:span> OS install<text:bookmark-end text:name="__DdeLink__3328_524518919"/>.</text:p>
      <text:p text:style-name="P276"/>
      <text:p text:style-name="P181"><text:span text:style-name="T110">7</text:span><text:span text:style-name="T108">.1.1. </text:span><text:span text:style-name="T109">FQDN hostnames and IP addresses</text:span></text:p>
      <text:p text:style-name="P288"/>
      <table:table table:name="Table1" table:style-name="Table1">
        <table:table-column table:style-name="Table1.A"/>
        <table:table-column table:style-name="Table1.B"/>
        <table:table-column table:style-name="Table1.C"/>
        <table:table-row>
          <table:table-cell table:style-name="Table1.A1" office:value-type="string">
            <text:p text:style-name="P172">Split DNS IP:</text:p>
          </table:table-cell>
          <table:table-cell table:style-name="Table1.A1" office:value-type="string">
            <text:p text:style-name="P174">172.17.18.190</text:p>
          </table:table-cell>
          <table:table-cell table:style-name="Table1.A1" office:value-type="string">
            <text:p text:style-name="P173">zcs-ha.got.com</text:p>
          </table:table-cell>
        </table:table-row>
        <table:table-row>
          <table:table-cell table:style-name="Table1.A1" office:value-type="string">
            <text:p text:style-name="P172"><text:span text:style-name="T316">A</text:span>stapor:</text:p>
          </table:table-cell>
          <table:table-cell table:style-name="Table1.A1" office:value-type="string">
            <text:p text:style-name="P174">172.17.18.191</text:p>
          </table:table-cell>
          <table:table-cell table:style-name="Table1.A1" office:value-type="string">
            <text:p text:style-name="P173">astapor.got.com</text:p>
          </table:table-cell>
        </table:table-row>
        <table:table-row>
          <table:table-cell table:style-name="Table1.A1" office:value-type="string">
            <text:p text:style-name="P172"><text:span text:style-name="T316">B</text:span>raavos:</text:p>
          </table:table-cell>
          <table:table-cell table:style-name="Table1.A1" office:value-type="string">
            <text:p text:style-name="P174">172.17.18.192</text:p>
          </table:table-cell>
          <table:table-cell table:style-name="Table1.A1" office:value-type="string">
            <text:p text:style-name="P173">braavos.got.com</text:p>
          </table:table-cell>
        </table:table-row>
      </table:table>
      <text:p text:style-name="P173"><text:soft-page-break/></text:p>
      <text:p text:style-name="P175">On both nodes, /etc/hosts file should contain the following:</text:p>
      <text:p text:style-name="P175"/>
      <table:table table:name="Table4" table:style-name="Table4">
        <table:table-column table:style-name="Table4.A"/>
        <table:table-row>
          <table:table-cell table:style-name="Table4.A1" office:value-type="string">
            <text:p text:style-name="P101">127.0.0.1 <text:s text:c="6"/><text:tab/> <text:s text:c="3"/>localhost.localdomain <text:s text:c="2"/>localhost</text:p>
            <text:p text:style-name="P101">172.17.18.190 <text:s text:c="4"/>zcs-ha.got.com zcs-ha </text:p>
            <text:p text:style-name="P101"><text:bookmark-start text:name="__DdeLink__3355_524518919"/>172.17.18.191<text:bookmark-end text:name="__DdeLink__3355_524518919"/> <text:s text:c="4"/>astapor.got.com astapor</text:p>
            <text:p text:style-name="P101">172.17.18.192 <text:s text:c="4"/>braavos.got.com braavos</text:p>
          </table:table-cell>
        </table:table-row>
      </table:table>
      <text:p text:style-name="P173"/>
      <text:p text:style-name="P176">A useful command to handle hostname changes in RHEL:</text:p>
      <text:p text:style-name="P177"><text:tab/>service hostname restart</text:p>
      <text:p text:style-name="P177"/>
      <text:p text:style-name="P178"><text:span text:style-name="T326">7</text:span>.1.2. Network</text:p>
      <text:p text:style-name="P188"/>
      <text:list xml:id="list8106350007692772352" text:style-name="L2">
        <text:list-item>
          <text:p text:style-name="P318">Internet Protocol version 4 (IPv4)</text:p>
        </text:list-item>
      </text:list>
      <text:p text:style-name="P188"/>
      <text:p text:style-name="P188">Set the proper network parameters in ifcfg-eth0 file on each server, for instance:</text:p>
      <text:p text:style-name="P188"/>
      <text:p text:style-name="P188"><text:tab/>/etc/sysconfig/network-scripts/ifcfg-eth0</text:p>
      <text:p text:style-name="P188"/>
      <table:table table:name="Table2" table:style-name="Table2">
        <table:table-column table:style-name="Table2.A"/>
        <table:table-column table:style-name="Table2.B"/>
        <table:table-row>
          <table:table-cell table:style-name="Table2.A1" office:value-type="string">
            <text:p text:style-name="P303"><text:span text:style-name="T316">A</text:span>stapor</text:p>
          </table:table-cell>
          <table:table-cell table:style-name="Table2.B1" office:value-type="string">
            <text:p text:style-name="P303">Braavos</text:p>
          </table:table-cell>
        </table:table-row>
        <table:table-row>
          <table:table-cell table:style-name="Table2.A2" office:value-type="string">
            <text:p text:style-name="P123">DEVICE=eth0</text:p>
            <text:p text:style-name="P123">HWADDR=26:34:99:65:d7:77</text:p>
            <text:p text:style-name="P123">TYPE=Ethernet</text:p>
            <text:p text:style-name="P123">ONBOOT=yes</text:p>
            <text:p text:style-name="P123">NM_CONTROLLED=no</text:p>
            <text:p text:style-name="P123">BOOTPROTO=none</text:p>
            <text:p text:style-name="P123">IPADDR=172.17.18.191</text:p>
            <text:p text:style-name="P123">NETMASK=255.255.255.0</text:p>
            <text:p text:style-name="P123">GATEWAY=172.17.18.1</text:p>
            <text:p text:style-name="P123">DNS1=127.0.0.1</text:p>
            <text:p text:style-name="P123">IPV6INIT=no</text:p>
            <text:p text:style-name="P123">USERCTL=no</text:p>
          </table:table-cell>
          <table:table-cell table:style-name="Table2.B2" office:value-type="string">
            <text:p text:style-name="P123">DEVICE=eth0</text:p>
            <text:p text:style-name="P123">HWADDR=26:34:99:65:d7:78</text:p>
            <text:p text:style-name="P123">TYPE=Ethernet</text:p>
            <text:p text:style-name="P123">ONBOOT=yes</text:p>
            <text:p text:style-name="P123">NM_CONTROLLED=no</text:p>
            <text:p text:style-name="P123">BOOTPROTO=none</text:p>
            <text:p text:style-name="P123">IPADDR=172.17.18.192</text:p>
            <text:p text:style-name="P123">NETMASK=255.255.255.0</text:p>
            <text:p text:style-name="P123">GATEWAY=172.17.18.1</text:p>
            <text:p text:style-name="P123">DNS1=127.0.0.1</text:p>
            <text:p text:style-name="P123">IPV6INIT=no</text:p>
            <text:p text:style-name="P123">USERCTL=no</text:p>
          </table:table-cell>
        </table:table-row>
      </table:table>
      <text:p text:style-name="P190"/>
      <text:p text:style-name="P190"><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1"/>
      <text:p text:style-name="P191">Some u<text:span text:style-name="T216">seful</text:span> commands <text:span text:style-name="T217">to manipulate and consult the network service on RHEL:</text:span></text:p>
      <text:p text:style-name="P191"/>
      <text:p text:style-name="P111">service network restart</text:p>
      <text:p text:style-name="P112">/etc/init.d/network restart</text:p>
      <text:p text:style-name="P111">ifconfig eth0 down; ifconfig eth0 up</text:p>
      <text:p text:style-name="P112">ifdown eth0; ifup eth0</text:p>
      <text:p text:style-name="P113">ifconfig</text:p>
      <text:p text:style-name="P118">ip addr show</text:p>
      <text:p text:style-name="P131"><text:soft-page-break/></text:p>
      <text:list xml:id="list3615608400224029189" text:style-name="L3">
        <text:list-item>
          <text:p text:style-name="P309">NTP</text:p>
        </text:list-item>
      </text:list>
      <text:p text:style-name="P131"/>
      <text:p text:style-name="P193"><text:span text:style-name="T349">Required </text:span>RPM packages <text:span text:style-name="T349">to sincronize cluster nodes through network time protocol</text:span>: <text:span text:style-name="T218">ntp, ntpdate.</text:span></text:p>
      <text:p text:style-name="P194"/>
      <text:p text:style-name="P189"><text:bookmark-start text:name="__DdeLink__3396_524518919"/>Set the proper <text:span text:style-name="T219">NTP</text:span> <text:span text:style-name="T219">parameters </text:span>in /etc/<text:span text:style-name="T219">ntp.conf</text:span> file on each server, <text:span text:style-name="T219">so both nodes share the same date and time, </text:span>for instance:<text:bookmark-end text:name="__DdeLink__3396_524518919"/></text:p>
      <text:p text:style-name="P189"/>
      <table:table table:name="Table5" table:style-name="Table5">
        <table:table-column table:style-name="Table5.A"/>
        <table:table-row>
          <table:table-cell table:style-name="Table5.A1" office:value-type="string">
            <text:p text:style-name="P105">driftfile /var/lib/ntp/drift</text:p>
            <text:p text:style-name="P105">restrict default kod nomodify notrap nopeer noquery</text:p>
            <text:p text:style-name="P105">restrict 127.0.0.1 </text:p>
            <text:p text:style-name="P105">server 172.17.18.1</text:p>
            <text:p text:style-name="P105">includefile /etc/ntp/crypto/pw</text:p>
            <text:p text:style-name="P106">keys /etc/ntp/keys</text:p>
          </table:table-cell>
        </table:table-row>
      </table:table>
      <text:p text:style-name="P195"/>
      <text:p text:style-name="P192">Some u<text:span text:style-name="T216">seful</text:span> commands <text:span text:style-name="T217">to manipulate and consult NTP service on RHEL:</text:span></text:p>
      <text:p text:style-name="P192"/>
      <text:p text:style-name="P192"><text:tab/><text:span text:style-name="T220">service ntpd restart</text:span></text:p>
      <text:p text:style-name="P192"><text:tab/><text:span text:style-name="T162">ntpstat</text:span></text:p>
      <text:p text:style-name="P192"><text:span text:style-name="T162"><text:tab/></text:span><text:span text:style-name="T160">ntpq -pn</text:span></text:p>
      <text:p text:style-name="P277"><text:span text:style-name="T160"><text:tab/></text:span><text:span text:style-name="T161">date</text:span></text:p>
      <text:p text:style-name="P131"/>
      <text:list xml:id="list8300514508923214821" text:style-name="L4">
        <text:list-item>
          <text:p text:style-name="P310">BIND</text:p>
        </text:list-item>
      </text:list>
      <text:p text:style-name="P131"/>
      <text:p text:style-name="P193"><text:span text:style-name="T349">Required </text:span>RPM package<text:span text:style-name="T222">s for domain name resolution</text:span>: <text:span text:style-name="T218">bind, bind-utils.</text:span></text:p>
      <text:p text:style-name="P195"/>
      <text:p text:style-name="P195">A primary DNS server configured on each server is crucial, or alternatively another centralized DNS server on the LAN with the whole configuration. <text:span text:style-name="T223">Here is considered the first option.</text:span></text:p>
      <text:p text:style-name="P195"/>
      <text:p text:style-name="P195"><text:span text:style-name="T224">In </text:span>/<text:span text:style-name="T225">etc/named.conf file is added the following:</text:span></text:p>
      <text:p text:style-name="P195"/>
      <table:table table:name="Table6" table:style-name="Table6">
        <table:table-column table:style-name="Table6.A"/>
        <table:table-row>
          <table:table-cell table:style-name="Table6.A1" office:value-type="string">
            <text:p text:style-name="P114">zone "got.com." IN {</text:p>
            <text:p text:style-name="P114"><text:s text:c="9"/>type master;</text:p>
            <text:p text:style-name="P114"><text:s text:c="9"/>file "got.com.db";</text:p>
            <text:p text:style-name="P115">};</text:p>
          </table:table-cell>
        </table:table-row>
      </table:table>
      <text:p text:style-name="P195"/>
      <text:p text:style-name="P196"><text:span text:style-name="T226">In astapor node,</text:span> /var/named/got.com.db file contains:</text:p>
      <text:p text:style-name="P196"/>
      <table:table table:name="Table7" table:style-name="Table7">
        <table:table-column table:style-name="Table7.A"/>
        <table:table-row>
          <table:table-cell table:style-name="Table7.A1" office:value-type="string">
            <text:p text:style-name="P114"><text:s text:c="12"/><text:tab/> <text:s text:c="2"/>IN <text:s text:c="5"/>1H <text:s text:c="4"/>NS <text:s text:c="13"/>zcs-ha.got.com.</text:p>
            <text:p text:style-name="P114"><text:s text:c="12"/><text:tab/> <text:s text:c="2"/>IN <text:s text:c="5"/>1H <text:s text:c="4"/>MX 5 <text:s text:c="8"/>zcs-ha.got.com.</text:p>
            <text:p text:style-name="P114">zcs-ha <text:s/><text:tab/> <text:s text:c="2"/>IN <text:s text:c="5"/>1H <text:s text:c="4"/>A <text:s text:c="6"/><text:tab/> <text:s text:c="5"/>172.17.18.190</text:p>
            <text:p text:style-name="P114">astapor <text:tab/> <text:s text:c="2"/>IN <text:s text:c="5"/>1H <text:s text:c="4"/>A <text:s text:c="6"/><text:tab/> <text:s text:c="5"/>172.17.18.191</text:p>
            <text:p text:style-name="P115">astapor.got.com IN <text:s text:c="15"/>CNAME <text:s text:c="4"/>zcs-ha.got.com.</text:p>
          </table:table-cell>
        </table:table-row>
      </table:table>
      <text:p text:style-name="P195"/>
      <text:p text:style-name="P197">And a similar <text:span text:style-name="T225">got.com.db </text:span>file must be set on braavos node <text:span text:style-name="T264">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5"/>
      <text:p text:style-name="P192">Some u<text:span text:style-name="T216">seful</text:span> commands <text:span text:style-name="T217">to manipulate and consult BIND service on RHEL:</text:span></text:p>
      <text:p text:style-name="P192"/>
      <text:p text:style-name="P192"><text:tab/><text:span text:style-name="T229">named-checkconf -z</text:span></text:p>
      <text:p text:style-name="P192"><text:tab/><text:span text:style-name="T230">service named restart</text:span></text:p>
      <text:p text:style-name="P192"><text:tab/><text:span text:style-name="T230">service named status</text:span></text:p>
      <text:p text:style-name="P192"><text:tab/><text:span text:style-name="T230">dig -t ANY got.com</text:span></text:p>
      <text:p text:style-name="P278"><text:tab/>nslookup <text:span text:style-name="T221">astapor</text:span>.got.com</text:p>
      <text:p text:style-name="P278"/>
      <text:p text:style-name="P278"/>
      <text:p text:style-name="P279"><text:span text:style-name="T326">7</text:span>.1.3. ZCS dependencies</text:p>
      <text:p text:style-name="P278"/>
      <text:p text:style-name="P198">As requirement for ZCS, the following RPM packages must be installed in <text:span text:style-name="T231">the </text:span>OS: <text:span text:style-name="T218">nc, sudo, libidn, gmp, libaio. Some other suggested RPM packages are: perl-5.10.1, sysstat, sqlite.</text:span></text:p>
      <text:p text:style-name="P199"/>
      <text:p text:style-name="P200">The postfix service must be turned off and excluded from boot start-up:</text:p>
      <text:p text:style-name="P201"><text:tab/>service postfix stop</text:p>
      <text:p text:style-name="P280"><text:tab/>chkconfig postfix off</text:p>
      <text:p text:style-name="P129"/>
      <text:p text:style-name="P129"/>
      <text:p text:style-name="P140"><text:span text:style-name="T326">7</text:span>.2. DRBD</text:p>
      <text:p text:style-name="P129"/>
      <text:p text:style-name="P304">The Distributed Replicated Block Device (DRBD) provides a mirrored storage required for the HA environment.</text:p>
      <text:p text:style-name="P281"/>
      <text:p text:style-name="P282"><text:span text:style-name="T326">7</text:span>.2.1. <text:span text:style-name="T232">Initial configuration</text:span></text:p>
      <text:p text:style-name="P182"/>
      <text:p text:style-name="P182"><text:span text:style-name="T249">The following actions must be performed in parallel on </text:span><text:span text:style-name="T265">both</text:span><text:span text:style-name="T5"> </text:span><text:span text:style-name="T249">nodes, except in those cases where otherwise specified.</text:span></text:p>
      <text:p text:style-name="P202"/>
      <text:list xml:id="list440539084019718409" text:style-name="L5">
        <text:list-item>
          <text:p text:style-name="P386">Ensure to adapt hostname to 'astapor' on the primary node and 'braavos' on the secondary node.</text:p>
          <text:p text:style-name="P319"/>
        </text:list-item>
        <text:list-item>
          <text:p text:style-name="P320">Install RPM packages: </text:p>
        </text:list-item>
      </text:list>
      <text:p text:style-name="P203"><text:tab/>drbd-kmdl-2.6.32-431.el6-8.4.3-33.el6.x86_64</text:p>
      <text:p text:style-name="P203"><text:tab/>drbd-8.4.3-33.el6.x86_64</text:p>
      <text:p text:style-name="P203"/>
      <text:list xml:id="list215452854584787" text:continue-numbering="true" text:style-name="L5">
        <text:list-item>
          <text:p text:style-name="P321">Leave /etc/drbd.conf and /etc/drbd.d/global_common.conf files by default.</text:p>
          <text:p text:style-name="P321"/>
        </text:list-item>
        <text:list-item>
          <text:p text:style-name="P322">Add /etc/drbd.d/optzimbra.res file with the following content:</text:p>
        </text:list-item>
      </text:list>
      <text:p text:style-name="P182"/>
      <table:table table:name="Table3" table:style-name="Table3">
        <table:table-column table:style-name="Table3.A"/>
        <table:table-row>
          <table:table-cell table:style-name="Table3.A1" office:value-type="string">
            <text:p text:style-name="P119">resource <text:span text:style-name="T235">optzimbra</text:span> {</text:p>
            <text:p text:style-name="P119"><text:s/>protocol C;</text:p>
            <text:p text:style-name="P119"><text:s/></text:p>
            <text:p text:style-name="P122"><text:span text:style-name="T184"><text:s/>handlers {</text:span> </text:p>
            <text:p text:style-name="P122"><text:s text:c="2"/>pri-on-incon-degr "halt -f"; </text:p>
            <text:p text:style-name="P122"><text:soft-page-break/><text:s/>}</text:p>
            <text:p text:style-name="P122"><text:s/>startup {</text:p>
            <text:p text:style-name="P122"><text:s text:c="2"/>degr-wfc-timeout 120; # 2 minutes</text:p>
            <text:p text:style-name="P122"><text:s/>}</text:p>
            <text:p text:style-name="P122"><text:s/>disk {</text:p>
            <text:p text:style-name="P122"><text:s text:c="2"/>on-io-error detach;</text:p>
            <text:p text:style-name="P122"><text:s/>}</text:p>
            <text:p text:style-name="P122"><text:s/>net {</text:p>
            <text:p text:style-name="P122"><text:s/>}</text:p>
            <text:p text:style-name="P122"><text:s/>syncer {</text:p>
            <text:p text:style-name="P122"><text:s text:c="2"/>rate 10M;</text:p>
            <text:p text:style-name="P122"><text:s text:c="2"/>al-extents 257;</text:p>
            <text:p text:style-name="P122"><text:s/>} </text:p>
            <text:p text:style-name="P122"><text:s/>on astapor.got.com {</text:p>
            <text:p text:style-name="P122"><text:s text:c="2"/>device /dev/drbd0;</text:p>
            <text:p text:style-name="P124"><text:s text:c="2"/><text:span text:style-name="T184">disk /dev/vdb1;</text:span></text:p>
            <text:p text:style-name="P119"><text:s text:c="2"/>address 172.17.18.191:7788;</text:p>
            <text:p text:style-name="P121"><text:s text:c="2"/>flexible-meta-disk /dev/vdc1; </text:p>
            <text:p text:style-name="P119"><text:s/>}</text:p>
            <text:p text:style-name="P119"><text:s/>on braavos.got.com {</text:p>
            <text:p text:style-name="P119"><text:s text:c="2"/>device /dev/drbd0;</text:p>
            <text:p text:style-name="P121"><text:s text:c="2"/>disk /dev/vdb1;</text:p>
            <text:p text:style-name="P119"><text:s text:c="2"/>address 172.17.18.192:7788;</text:p>
            <text:p text:style-name="P121"><text:s text:c="2"/>flexible-meta-disk /dev/vdc1; </text:p>
            <text:p text:style-name="P122"><text:s/>}</text:p>
            <text:p text:style-name="P122">}</text:p>
          </table:table-cell>
        </table:table-row>
      </table:table>
      <text:p text:style-name="P204"/>
      <text:list xml:id="list8482955975442817091" text:style-name="L6">
        <text:list-item>
          <text:p text:style-name="P373"><text:span text:style-name="T24">Remove from /etc/fstab file any reference to /dev/vdb1 or /dev/vdc1 devices</text:span><text:span text:style-name="T198">, as drbd is going to handle its mounting.</text:span></text:p>
          <text:p text:style-name="P381"/>
        </text:list-item>
      </text:list>
      <text:list xml:id="list8199396202561371134" text:style-name="L7">
        <text:list-item>
          <text:p text:style-name="P382">Initialize data and metadata disks:</text:p>
        </text:list-item>
      </text:list>
      <text:p text:style-name="P290"><text:tab/>dd if=/dev/zero of=/dev/vdb1 bs=1K count=100</text:p>
      <text:p text:style-name="P290"><text:tab/>dd if=/dev/zero of=/dev/vdc1 bs=1K count=100</text:p>
      <text:p text:style-name="P290"/>
      <text:list xml:id="list6169491162465053931" text:style-name="L8">
        <text:list-item>
          <text:p text:style-name="P384">Start DRBD module:</text:p>
        </text:list-item>
      </text:list>
      <text:p text:style-name="P291"><text:tab/>modprobe drbd</text:p>
      <text:p text:style-name="P291"/>
      <text:list xml:id="list5790309258698972384" text:style-name="L9">
        <text:list-item>
          <text:p text:style-name="P383">Create resource:</text:p>
        </text:list-item>
      </text:list>
      <text:p text:style-name="P290"><text:tab/>drbdadm create-md <text:span text:style-name="T235">optzimbra</text:span></text:p>
      <text:p text:style-name="P290"/>
      <text:list xml:id="list215452827450935" text:continue-numbering="true" text:style-name="L9">
        <text:list-item>
          <text:p text:style-name="P323"><text:span text:style-name="T185">Execute first DRBD synchronisation on </text:span><text:span text:style-name="T186">astapor</text:span><text:span text:style-name="T185">:</text:span></text:p>
        </text:list-item>
      </text:list>
      <text:p text:style-name="P292"><text:tab/>drbdadm up <text:span text:style-name="T235">optzimbra</text:span></text:p>
      <text:p text:style-name="P292"><text:tab/>drbdadm primary --force <text:span text:style-name="T235">optzimbra</text:span></text:p>
      <text:p text:style-name="P293"><text:tab/>drbdadm --discard-my-data connect <text:span text:style-name="T235">optzimbra</text:span></text:p>
      <text:p text:style-name="P293"/>
      <text:list xml:id="list215452835260599" text:continue-numbering="true" text:style-name="L9">
        <text:list-item>
          <text:p text:style-name="P385">It is possible to check synchronisation status with:</text:p>
        </text:list-item>
      </text:list>
      <text:p text:style-name="P294"><text:soft-page-break/><text:tab/>watch cat /proc/drbd</text:p>
      <text:p text:style-name="P294"/>
      <text:list xml:id="list215452799213359" text:continue-numbering="true" text:style-name="L9">
        <text:list-item>
          <text:p text:style-name="P326">Final output will show:</text:p>
        </text:list-item>
      </text:list>
      <text:p text:style-name="P143"><text:tab/>ds:UpToDate/UpToDate</text:p>
      <text:p text:style-name="P143"/>
      <text:list xml:id="list215452389651515" text:continue-numbering="true" text:style-name="L9">
        <text:list-item>
          <text:p text:style-name="P327"><text:span text:style-name="T236">V</text:span>erify <text:span text:style-name="T236">current roles</text:span>:</text:p>
        </text:list-item>
      </text:list>
      <text:p text:style-name="P205"><text:tab/>drbdadm role <text:span text:style-name="T187">optzimbra</text:span></text:p>
      <text:p text:style-name="P206"><text:tab/>It will show 'Primary/Secondary' on astapor </text:p>
      <text:p text:style-name="P206"><text:tab/>and 'Secondary/Primary' on braavos node.</text:p>
      <text:p text:style-name="P206"/>
      <text:list xml:id="list215452994562983" text:continue-numbering="true" text:style-name="L9">
        <text:list-item>
          <text:p text:style-name="P328">Now <text:span text:style-name="T237">make the filesystem </text:span>on astapor:</text:p>
        </text:list-item>
      </text:list>
      <text:p text:style-name="P207"><text:tab/>mkfs.ext4 /dev/drbd0</text:p>
      <text:p text:style-name="P207"/>
      <text:list xml:id="list215452039757684" text:continue-numbering="true" text:style-name="L9">
        <text:list-item>
          <text:p text:style-name="P329">Then <text:span text:style-name="T238">de</text:span>mote <text:span text:style-name="T239">node</text:span> to secondary, <text:span text:style-name="T240">by executing only on astapor</text:span>:</text:p>
        </text:list-item>
      </text:list>
      <text:p text:style-name="P208"><text:tab/>drbdadm secondary <text:span text:style-name="T187">optzimbra</text:span></text:p>
      <text:p text:style-name="P208"/>
      <text:list xml:id="list215451192087974" text:continue-numbering="true" text:style-name="L9">
        <text:list-item>
          <text:p text:style-name="P330"><text:span text:style-name="T241">P</text:span>romote <text:span text:style-name="T239">node</text:span> to primary, by executing only on braavos:</text:p>
        </text:list-item>
      </text:list>
      <text:p text:style-name="P210"><text:tab/>drbdadm primary <text:span text:style-name="T187">optzimbra</text:span></text:p>
      <text:p text:style-name="P210"/>
      <text:list xml:id="list215452171192533" text:continue-numbering="true" text:style-name="L9">
        <text:list-item>
          <text:p text:style-name="P328"><text:span text:style-name="T241">Make the filesystem </text:span>on <text:span text:style-name="T242">braavos</text:span>:</text:p>
        </text:list-item>
      </text:list>
      <text:p text:style-name="P207"><text:tab/>mkfs.ext4 /dev/drbd0</text:p>
      <text:p text:style-name="P207"/>
      <text:p text:style-name="P283">Now it is <text:span text:style-name="T233">necessary</text:span> to revert the roles <text:span text:style-name="T234">back</text:span>, making braavos the secondary node and astapor the primary one.</text:p>
      <text:p text:style-name="P284"/>
      <text:p text:style-name="P284"/>
      <text:p text:style-name="P284"><text:span text:style-name="T350">7</text:span>.2.2. <text:span text:style-name="T309">DRBD Split Brain Recovery</text:span></text:p>
      <text:p text:style-name="P212"/>
      <text:p text:style-name="P212"><text:bookmark-start text:name="__DdeLink__3424_1151401161"/>Assuming that the primary node is still consistent, and the secondary node has an inconsistent state, it would be necessary to recover data loss.<text:bookmark-end text:name="__DdeLink__3424_1151401161"/> <text:span text:style-name="T351">The following actions will allow to recover the data corrupted in secondary node.</text:span></text:p>
      <text:p text:style-name="P213"/>
      <text:p text:style-name="P213"><text:span text:style-name="T243">I</text:span>n <text:span text:style-name="T318">b</text:span>oth nodes:</text:p>
      <text:p text:style-name="P213"><text:tab/>drbdadm disconnect <text:span text:style-name="T187">optzimbra</text:span></text:p>
      <text:p text:style-name="P213"><text:s text:c="2"/></text:p>
      <text:p text:style-name="P213"><text:span text:style-name="T243">I</text:span>n <text:span text:style-name="T323">the </text:span>secondary node:</text:p>
      <text:p text:style-name="P213"><text:tab/> <text:s/>drbdadm secondary <text:span text:style-name="T187">optzimbra</text:span></text:p>
      <text:p text:style-name="P213"><text:tab/> <text:s/>drbdadm connect --discard-my-data <text:span text:style-name="T187">optzimbra</text:span></text:p>
      <text:p text:style-name="P213"/>
      <text:p text:style-name="P213"><text:span text:style-name="T244">I</text:span>n <text:span text:style-name="T245">the </text:span>primary <text:span text:style-name="T246">node</text:span>:</text:p>
      <text:p text:style-name="P213"><text:tab/> <text:s/>drbdadm connect <text:span text:style-name="T187">optzimbra</text:span></text:p>
      <text:p text:style-name="P213"/>
      <text:p text:style-name="P214">Finally it is possible to check the sync status, showing a similar message:</text:p>
      <text:p text:style-name="P214"><text:tab/>cat /proc/drbd </text:p>
      <text:p text:style-name="P214"/>
      <table:table table:name="Table10" table:style-name="Table10">
        <table:table-column table:style-name="Table10.A"/>
        <table:table-row>
          <table:table-cell table:style-name="Table10.A1" office:value-type="string">
            <text:p text:style-name="P215">cs:Connected ro:Primary/Secondary ds:UpToDate/UpToDate C r-----</text:p>
          </table:table-cell>
        </table:table-row>
      </table:table>
      <text:p text:style-name="P285"><text:soft-page-break/></text:p>
      <text:p text:style-name="P285"/>
      <text:p text:style-name="P139"><text:span text:style-name="T326">7</text:span>.3. ZCS</text:p>
      <text:p text:style-name="P132"/>
      <text:p text:style-name="P307">Here will be fully installed ZCS on astapor, but just a dummy installation on braavos, <text:span text:style-name="T247">since DRBD will replicate the data to the other node.</text:span></text:p>
      <text:p text:style-name="P302"/>
      <text:p text:style-name="P302"><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6"><text:tab/>http://files.zimbra.com/website/docs/8.5/Zimbra_OS_Quick_Start_8.5.0.pdf</text:p>
      <text:p text:style-name="P129"/>
      <text:p text:style-name="P132"><text:span text:style-name="T326">7</text:span>.3.1. ZCS <text:span text:style-name="T248">full install on primary node</text:span></text:p>
      <text:p text:style-name="P216"/>
      <text:p text:style-name="P216"><text:span text:style-name="T249">The following actions must be performed sequentially on </text:span><text:span text:style-name="T5">astapor</text:span><text:span text:style-name="T249">.</text:span></text:p>
      <text:p text:style-name="P217"/>
      <text:list xml:id="list5351804590314333788" text:style-name="L10">
        <text:list-item>
          <text:p text:style-name="P374"><text:span text:style-name="T25">Create</text:span><text:span text:style-name="T26"> directory for ZCS:</text:span></text:p>
        </text:list-item>
      </text:list>
      <text:p text:style-name="P218"><text:tab/>mkdir <text:s text:c="2"/>/opt/zimbra</text:p>
      <text:p text:style-name="P218"/>
      <text:list xml:id="list215452357635339" text:continue-numbering="true" text:style-name="L10">
        <text:list-item>
          <text:p text:style-name="P332">Mount DRBD device on ZCS mount point:</text:p>
        </text:list-item>
      </text:list>
      <text:p text:style-name="P218"><text:tab/>mount <text:s text:c="2"/>/dev/drbd0 <text:s text:c="2"/>/opt/zimbra</text:p>
      <text:p text:style-name="P218"/>
      <text:list xml:id="list215451564625958" text:continue-numbering="true" text:style-name="L10">
        <text:list-item>
          <text:p text:style-name="P335">Check mounted device:</text:p>
        </text:list-item>
      </text:list>
      <text:p text:style-name="P218"><text:tab/><text:span text:style-name="T250">df | grep zimbra</text:span></text:p>
      <text:p text:style-name="P218"><text:tab/><text:span text:style-name="T250">mount | grep zimbra</text:span></text:p>
      <text:p text:style-name="P218"/>
      <text:list xml:id="list215452834508074" text:continue-numbering="true" text:style-name="L10">
        <text:list-item>
          <text:p text:style-name="P337">Set manual virtual link configuration temporally:</text:p>
        </text:list-item>
      </text:list>
      <text:p text:style-name="P219"><text:tab/>ifconfig eth0:1 inet 172.17.18.190 netmask 255.255.255.0</text:p>
      <text:p text:style-name="P219"/>
      <text:list xml:id="list215452427309479" text:continue-numbering="true" text:style-name="L10">
        <text:list-item>
          <text:p text:style-name="P338">Set split DNS hostname <text:span text:style-name="T251">temporally:</text:span></text:p>
        </text:list-item>
      </text:list>
      <text:p text:style-name="P220"><text:tab/>hostname zcs-ha.got.com</text:p>
      <text:p text:style-name="P220"/>
      <text:p text:style-name="P221">It is also recommendable to change /etc/sysconfig/network file.</text:p>
      <text:p text:style-name="P221"/>
      <text:list xml:id="list215452949574362" text:continue-numbering="true" text:style-name="L10">
        <text:list-item>
          <text:p text:style-name="P335">Unpack <text:span text:style-name="T252">ZCS</text:span> installer and proceed with full installation:</text:p>
        </text:list-item>
      </text:list>
      <text:p text:style-name="P219"><text:tab/>./<text:span text:style-name="T253">install.sh</text:span></text:p>
      <text:p text:style-name="P219"/>
      <text:list xml:id="list215452755930382" text:continue-numbering="true" text:style-name="L10">
        <text:list-item>
          <text:p text:style-name="P324"><text:span text:style-name="T310">Leave a</text:span><text:span text:style-name="T188">ll packages to install by default, </text:span><text:span text:style-name="T189">and follow the process.</text:span></text:p>
        </text:list-item>
      </text:list>
      <text:p text:style-name="P296"/>
      <text:list xml:id="list215451165346529" text:continue-numbering="true" text:style-name="L10">
        <text:list-item>
          <text:p text:style-name="P339">When promp<text:bookmark text:name="1097799"/>ted for <text:span text:style-name="T1">domain name </text:span><text:span text:style-name="T3">change</text:span>, select “Yes” and then provide: got.com</text:p>
        </text:list-item>
      </text:list>
      <text:p text:style-name="P222"/>
      <text:list xml:id="list215451289875037" text:continue-numbering="true" text:style-name="L10">
        <text:list-item>
          <text:p text:style-name="P324"><text:span text:style-name="T311">On “Main Menu” section, set admin user password</text:span><text:span text:style-name="T190"> by browsing through </text:span><text:span text:style-name="T191">option</text:span><text:span text:style-name="T190"> 3 and then 4:</text:span></text:p>
        </text:list-item>
      </text:list>
      <text:p text:style-name="P183"><text:span text:style-name="T190"><text:tab/>“Password for admin@zcs-ha.got.com (min 6 chara</text:span><text:bookmark text:name="result_box21"/><text:span text:style-name="T190">cters):”</text:span></text:p>
      <text:p text:style-name="P297"/>
      <text:list xml:id="list215452791155733" text:continue-numbering="true" text:style-name="L10">
        <text:list-item>
          <text:p text:style-name="P324"><text:span text:style-name="T312">A</text:span><text:bookmark text:name="1114794"/><text:span text:style-name="T312">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8"><text:tab/>“Configuration complete - press return to exit”</text:p>
      <text:p text:style-name="P298"><text:soft-page-break/></text:p>
      <text:list xml:id="list215452481743425" text:continue-numbering="true" text:style-name="L10">
        <text:list-item>
          <text:p text:style-name="P340">C<text:bookmark text:name="1117793"/>heck ZCS status:</text:p>
        </text:list-item>
      </text:list>
      <text:p text:style-name="P223"><text:tab/>service zimbra status</text:p>
      <text:p text:style-name="P223"/>
      <text:list xml:id="list215452608079626" text:continue-numbering="true" text:style-name="L10">
        <text:list-item>
          <text:p text:style-name="P341">Stop ZCS:</text:p>
        </text:list-item>
      </text:list>
      <text:p text:style-name="P224"><text:tab/><text:span text:style-name="T254">service zimbra st</text:span>op</text:p>
      <text:p text:style-name="P224"/>
      <text:list xml:id="list215451614441878" text:continue-numbering="true" text:style-name="L10">
        <text:list-item>
          <text:p text:style-name="P332"><text:span text:style-name="T255">Um</text:span>ount DRBD device:</text:p>
        </text:list-item>
      </text:list>
      <text:p text:style-name="P218"><text:tab/><text:span text:style-name="T255">u</text:span>mount <text:s text:c="2"/>/opt/zimbra</text:p>
      <text:p text:style-name="P218"/>
      <text:list xml:id="list215451500758391" text:continue-numbering="true" text:style-name="L10">
        <text:list-item>
          <text:p text:style-name="P338">Set <text:span text:style-name="T256">original </text:span>DNS hostname<text:span text:style-name="T251">:</text:span></text:p>
        </text:list-item>
      </text:list>
      <text:p text:style-name="P220"><text:tab/>hostname <text:span text:style-name="T256">astapor</text:span>.got.com</text:p>
      <text:p text:style-name="P220"/>
      <text:p text:style-name="P221">Revert change in /etc/sysconfig/network file <text:span text:style-name="T257">as needed</text:span>.</text:p>
      <text:p text:style-name="P221"/>
      <text:list xml:id="list215452329338485" text:continue-numbering="true" text:style-name="L10">
        <text:list-item>
          <text:p text:style-name="P337"><text:span text:style-name="T258">Delete </text:span>temporal virtual link configuration:</text:p>
        </text:list-item>
      </text:list>
      <text:p text:style-name="P225"><text:tab/>ifconfig eth0:1 down</text:p>
      <text:p text:style-name="P225"/>
      <text:list xml:id="list1710389310250075770" text:style-name="L11">
        <text:list-item>
          <text:p text:style-name="P375"><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3"><text:tab/>drbdadm secondary <text:span text:style-name="T187">optzimbra</text:span></text:p>
      <text:p text:style-name="P129"/>
      <text:p text:style-name="P129"/>
      <text:p text:style-name="P132"><text:span text:style-name="T326">7</text:span>.3.2. ZCS <text:span text:style-name="T260">dummy install on secondary node</text:span></text:p>
      <text:p text:style-name="P216"/>
      <text:p text:style-name="P216"><text:span text:style-name="T249">The following actions must be performed sequentially on </text:span><text:span text:style-name="T5">braavos</text:span><text:span text:style-name="T249">.</text:span></text:p>
      <text:p text:style-name="P209"/>
      <text:list xml:id="list1565312016243299920" text:style-name="L12">
        <text:list-item>
          <text:p text:style-name="P376"><text:span text:style-name="T30">P</text:span><text:span text:style-name="T31">romote braavos to primary </text:span><text:span text:style-name="T29">DRBD</text:span><text:span text:style-name="T31">:</text:span></text:p>
        </text:list-item>
      </text:list>
      <text:p text:style-name="P211"><text:tab/>drbdadm primary <text:span text:style-name="T187">optzimbra</text:span></text:p>
      <text:p text:style-name="P299"/>
      <text:list xml:id="list681004533561676698" text:style-name="L13">
        <text:list-item>
          <text:p text:style-name="P343">Create directory for ZCS:</text:p>
        </text:list-item>
      </text:list>
      <text:p text:style-name="P218"><text:tab/>mkdir <text:s text:c="2"/>/opt/zimbra</text:p>
      <text:p text:style-name="P218"/>
      <text:list xml:id="list215452595825690" text:continue-numbering="true" text:style-name="L13">
        <text:list-item>
          <text:p text:style-name="P333">Mount DRBD device on ZCS mount point:</text:p>
        </text:list-item>
      </text:list>
      <text:p text:style-name="P218"><text:tab/>mount <text:s text:c="2"/>/dev/drbd0 <text:s text:c="2"/>/opt/zimbra</text:p>
      <text:p text:style-name="P218"/>
      <text:list xml:id="list215451198080619" text:continue-numbering="true" text:style-name="L13">
        <text:list-item>
          <text:p text:style-name="P336">Check mounted device:</text:p>
        </text:list-item>
      </text:list>
      <text:p text:style-name="P218"><text:tab/><text:span text:style-name="T250">df | grep zimbra</text:span></text:p>
      <text:p text:style-name="P218"><text:tab/><text:span text:style-name="T250">mount | grep zimbra</text:span></text:p>
      <text:p text:style-name="P218"/>
      <text:list xml:id="list215451542337427" text:continue-numbering="true" text:style-name="L13">
        <text:list-item>
          <text:p text:style-name="P336">Unpack ZCS installer and proceed with <text:span text:style-name="T330">a </text:span>dummy installation:</text:p>
        </text:list-item>
      </text:list>
      <text:p text:style-name="P273"><text:tab/>./install.sh -s</text:p>
      <text:p text:style-name="P183"/>
      <text:list xml:id="list1379010603009099422" text:style-name="L14">
        <text:list-item>
          <text:p text:style-name="P342">Stop ZCS:</text:p>
        </text:list-item>
      </text:list>
      <text:p text:style-name="P274"><text:tab/>service zimbra stop</text:p>
      <text:p text:style-name="P224"/>
      <text:list xml:id="list215452854687952" text:continue-numbering="true" text:style-name="L14">
        <text:list-item>
          <text:p text:style-name="P334"><text:span text:style-name="T255">Um</text:span>ount DRBD device:</text:p>
        </text:list-item>
      </text:list>
      <text:p text:style-name="P274"><text:soft-page-break/><text:tab/>umount <text:s text:c="2"/>/opt/zimbra</text:p>
      <text:p text:style-name="P218"/>
      <text:list xml:id="list215452267671013" text:continue-list="list1565312016243299920" text:style-name="L12">
        <text:list-item>
          <text:p text:style-name="P331"><text:span text:style-name="T261">De</text:span>mote braavos <text:span text:style-name="T262">back </text:span>to <text:span text:style-name="T262">secondary</text:span> <text:span text:style-name="T259">DRBD</text:span>:</text:p>
        </text:list-item>
      </text:list>
      <text:p text:style-name="P211"><text:tab/>drbdadm <text:span text:style-name="T262">secondary</text:span> <text:span text:style-name="T187">optzimbra</text:span></text:p>
      <text:p text:style-name="P299"/>
      <text:list xml:id="list215452684930276" text:continue-numbering="true" text:style-name="L12">
        <text:list-item>
          <text:p text:style-name="P331"><text:span text:style-name="T241">P</text:span>romote <text:span text:style-name="T262">astapor</text:span> <text:span text:style-name="T262">back </text:span>to <text:span text:style-name="T262">primary</text:span> <text:span text:style-name="T259">DRBD, executing from astapor node</text:span>:</text:p>
        </text:list-item>
      </text:list>
      <text:p text:style-name="P211"><text:tab/>drbdadm <text:span text:style-name="T262">primary</text:span> <text:span text:style-name="T187">optzimbra</text:span></text:p>
      <text:p text:style-name="P299"/>
      <text:p text:style-name="P275">At this point DRBD has to synchronize data from primary node, so check the status until it is done:</text:p>
      <text:p text:style-name="P146"><text:tab/>watch cat /proc/drbd</text:p>
      <text:p text:style-name="P129"/>
      <text:p text:style-name="P129"/>
      <text:h text:style-name="P311" text:outline-level="1"><text:span text:style-name="T326">7</text:span>.4. OCF</text:h>
      <text:p text:style-name="P300"/>
      <text:p text:style-name="P300">Open Cluster Framework, standard scripts to control services such as ZCS. <text:span text:style-name="T263">Following actions must be performed in both nodes.</text:span></text:p>
      <text:p text:style-name="P226"/>
      <text:list xml:id="list36113971817109878" text:style-name="L15">
        <text:list-item>
          <text:p text:style-name="P344">Create file /usr/lib/ocf/resource.d/btactic/zimbra:</text:p>
        </text:list-item>
      </text:list>
      <text:p text:style-name="P227"/>
      <text:p text:style-name="P301"><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9"/>
      <text:p text:style-name="P184"><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997044767904553902" text:style-name="L16">
        <text:list-item>
          <text:p text:style-name="P345">Also create the following symbolic link:</text:p>
        </text:list-item>
      </text:list>
      <text:p text:style-name="P308"><text:tab/>ln <text:s/>-s <text:s/>/usr/lib/ocf/resource.d/btactic/zimbra <text:s/>/usr/lib/ocf/resource.d/heartbeat/</text:p>
      <text:p text:style-name="P295"/>
      <text:p text:style-name="P287"><text:span text:style-name="T184">In </text:span><text:span text:style-name="T195">section </text:span><text:span text:style-name="T197">7</text:span><text:span text:style-name="T196">.5</text:span><text:span text:style-name="T195"> this file will be referenced.</text:span></text:p>
      <text:p text:style-name="P129"/>
      <text:p text:style-name="P129"/>
      <text:p text:style-name="P138"><text:span text:style-name="T326">7</text:span>.5. <text:span text:style-name="T308">Pacemaker</text:span></text:p>
      <text:p text:style-name="P134"/>
      <text:p text:style-name="P305"><text:span text:style-name="T313">Resource manager, starts and stops services</text:span><text:span text:style-name="T106"> </text:span><text:span text:style-name="T107">orderly</text:span><text:span text:style-name="T313">.</text:span></text:p>
      <text:p text:style-name="P185"/>
      <text:list xml:id="list7422418208136629718" text:style-name="L17">
        <text:list-item>
          <text:p text:style-name="P346">Install RPM packages:</text:p>
        </text:list-item>
      </text:list>
      <text:p text:style-name="P116">pacemaker-cluster-libs-1.1.10-14.el6.x86_64</text:p>
      <text:p text:style-name="P116">pacemaker-libs-1.1.10-14.el6.x86_64</text:p>
      <text:p text:style-name="P116">pacemaker-cli-1.1.10-14.el6.x86_64</text:p>
      <text:p text:style-name="P116">pacemaker-1.1.10-14.el6.x86_64</text:p>
      <text:p text:style-name="P117">cman-3.0.12.1-59.el6.x86_64</text:p>
      <text:p text:style-name="P117">crmsh-1.2.5-0.el6.x86_64</text:p>
      <text:p text:style-name="P117">ccs-0.16.2-69.el6.x86_64</text:p>
      <text:p text:style-name="P117"><text:soft-page-break/>resource-agents-3.9.2-40.el6_5.7.x86_64</text:p>
      <text:p text:style-name="P144"/>
      <text:p text:style-name="P145"><text:span text:style-name="T83">Usually it is difficult to obtain the required RPM's for RHEL, so an alternative is to a</text:span>dd CentOS repository by editing /etc/yum.repo.d/centos.repo file with:</text:p>
      <text:p text:style-name="P144"><text:bookmark text:name="result_box23"/></text:p>
      <table:table table:name="Table9" table:style-name="Table9">
        <table:table-column table:style-name="Table9.A"/>
        <table:table-row>
          <table:table-cell table:style-name="Table9.A1" office:value-type="string">
            <text:p text:style-name="P100">[centos-6-base]</text:p>
            <text:p text:style-name="P107">name=CentOS-$releasever - Base</text:p>
            <text:p text:style-name="P107">mirrorlist=http://mirrorlist.centos.org/?release=6.5&amp;arch=x86_64&amp;repo=os</text:p>
            <text:p text:style-name="P107">enabled=0</text:p>
            <text:p text:style-name="P107">gpgcheck=0</text:p>
            <text:p text:style-name="P108">baseurl=http://mirror.centos.org/centos/6.5/os/x86_64/</text:p>
          </table:table-cell>
        </table:table-row>
      </table:table>
      <text:p text:style-name="P229"/>
      <text:list xml:id="list6787597727993338969" text:style-name="L18">
        <text:list-item>
          <text:p text:style-name="P347">Then update and install: </text:p>
        </text:list-item>
      </text:list>
      <text:p text:style-name="P228"><text:tab/>yum install --enablerepo=centos-6-base pacemaker <text:span text:style-name="T266">\</text:span></text:p>
      <text:p text:style-name="P230"><text:tab/><text:tab/>pcs.noarch <text:s/>cman ccs resource-agents crmsh</text:p>
      <text:p text:style-name="P231"/>
      <text:p text:style-name="P232">There are two ways to interact with Pacemaker configuration. <text:span text:style-name="T267">The f</text:span>irst one <text:span text:style-name="T268">is using the crmsh interpreter, starting the crm shell with “crm” command, and then providing configuration sentences. For instance:</text:span></text:p>
      <text:p text:style-name="P232"><text:tab/>[root@astapor ~]# crm</text:p>
      <text:p text:style-name="P232"><text:tab/>crm(live)# <text:span text:style-name="T269">help</text:span></text:p>
      <text:p text:style-name="P233"><text:tab/>crm(<text:span text:style-name="T270">live</text:span>)# <text:span text:style-name="T271">quit</text:span></text:p>
      <text:p text:style-name="P231"/>
      <text:p text:style-name="P234">Another way would be <text:span text:style-name="T268">through </text:span><text:span text:style-name="T6">pcs</text:span><text:span text:style-name="T268"> and </text:span><text:span text:style-name="T6">ccs</text:span><text:span text:style-name="T268"> instructions directly from a linux tty in a bash session. Following is going to be used this way to configure de cluster, executing the commands only on the primary node.</text:span></text:p>
      <text:p text:style-name="P234"/>
      <text:list xml:id="list5250740370310770333" text:style-name="L19">
        <text:list-item>
          <text:p text:style-name="P377"><text:span text:style-name="T32">Create the cluster</text:span><text:span text:style-name="T33">:</text:span></text:p>
        </text:list-item>
      </text:list>
      <text:p text:style-name="P231"><text:tab/><text:span text:style-name="T272">ccs --file /etc/cluster/cluster.conf --createcluster zcsCluster</text:span></text:p>
      <text:p text:style-name="P231"/>
      <text:list xml:id="list215452783429417" text:continue-numbering="true" text:style-name="L19">
        <text:list-item>
          <text:p text:style-name="P348">Add the nodes:</text:p>
        </text:list-item>
      </text:list>
      <text:p text:style-name="P235"><text:tab/>ccs --file /etc/cluster/cluster.conf --addnode astapor.got.com</text:p>
      <text:p text:style-name="P235"><text:tab/>ccs --file /etc/cluster/cluster.conf --addnode braavos.got.com</text:p>
      <text:p text:style-name="P231"/>
      <text:list xml:id="list4843536731915873266" text:style-name="L20">
        <text:list-item>
          <text:p text:style-name="P349">Set fencing to defer to Pacemaker:</text:p>
        </text:list-item>
      </text:list>
      <text:p text:style-name="P236"/>
      <text:p text:style-name="P238"><text:span text:style-name="T314"><text:tab/></text:span>ccs --file /etc/cluster/cluster.conf --addfencedev \</text:p>
      <text:p text:style-name="P238"><text:tab/><text:tab/>pcmk agent=fence_pcmk</text:p>
      <text:p text:style-name="P238"><text:tab/>ccs --file /etc/cluster/cluster.conf --addmethod \</text:p>
      <text:p text:style-name="P238"><text:tab/><text:tab/>pcmk-redirect astapor.got.com</text:p>
      <text:p text:style-name="P238"><text:tab/>ccs --file /etc/cluster/cluster.conf --addmethod \</text:p>
      <text:p text:style-name="P238"><text:tab/><text:tab/>pcmk-redirect braavos.got.com</text:p>
      <text:p text:style-name="P238"><text:tab/>ccs --file /etc/cluster/cluster.conf --addfenceinst pcmk \</text:p>
      <text:p text:style-name="P238"><text:tab/><text:tab/>astapor.got.com pcmk-redirect port=astapor.got.com</text:p>
      <text:p text:style-name="P238"><text:tab/>ccs --file /etc/cluster/cluster.conf --addfenceinst pcmk \</text:p>
      <text:p text:style-name="P238"><text:tab/><text:tab/>braavos.got.com pcmk-redirect port=braavos.got.com</text:p>
      <text:p text:style-name="P238"><text:soft-page-break/></text:p>
      <text:list xml:id="list215451118334962" text:continue-numbering="true" text:style-name="L20">
        <text:list-item>
          <text:p text:style-name="P349">Disable CMAN quorum:</text:p>
        </text:list-item>
      </text:list>
      <text:p text:style-name="P236"/>
      <text:p text:style-name="P239">T<text:span text:style-name="T314">his will let the cluster function if only one node is up, </text:span>and it is necessary to be performed in both nodes.</text:p>
      <text:p text:style-name="P239"/>
      <text:p text:style-name="P239"><text:tab/>echo "CMAN_QUORUM_TIMEOUT=0" &gt;&gt; /etc/sysconfig/cman</text:p>
      <text:p text:style-name="P239"/>
      <text:list xml:id="list215452338658074" text:continue-numbering="true" text:style-name="L20">
        <text:list-item>
          <text:p text:style-name="P351">Start Pacemaker Cluster:</text:p>
        </text:list-item>
      </text:list>
      <text:p text:style-name="P236"><text:tab/>pcs cluster start --all</text:p>
      <text:p text:style-name="P236"><text:tab/><text:span text:style-name="T273">Also equivalent to execute on each node,</text:span></text:p>
      <text:p text:style-name="P236"><text:tab/>“<text:span text:style-name="T273">service pacemaker start” or “</text:span>pcs cluster start”</text:p>
      <text:p text:style-name="P236"/>
      <text:list xml:id="list819026620525033794" text:style-name="L21">
        <text:list-item>
          <text:p text:style-name="P352">Copy cluster file to secondary node:</text:p>
        </text:list-item>
      </text:list>
      <text:p text:style-name="P240"><text:tab/>scp -p /etc/cluster/cluster.conf <text:s/>braavos:/etc/cluster/</text:p>
      <text:p text:style-name="P241"/>
      <text:list xml:id="list215452392531680" text:continue-numbering="true" text:style-name="L21">
        <text:list-item>
          <text:p text:style-name="P353">Check Pacemaker cluster status:</text:p>
        </text:list-item>
      </text:list>
      <text:p text:style-name="P241"><text:tab/>pcs status</text:p>
      <text:p text:style-name="P241"><text:tab/>crm_mon -1</text:p>
      <text:p text:style-name="P236"/>
      <text:list xml:id="list215452879304274" text:continue-list="list215452338658074" text:style-name="L20">
        <text:list-item>
          <text:p text:style-name="P349">Show current cluster config:</text:p>
        </text:list-item>
      </text:list>
      <text:p text:style-name="P236"><text:tab/>pcs config</text:p>
      <text:p text:style-name="P236"><text:tab/>pcs property</text:p>
      <text:p text:style-name="P243"><text:tab/>crm configure show</text:p>
      <text:p text:style-name="P236"><text:s text:c="2"/></text:p>
      <text:list xml:id="list215451915237965" text:continue-numbering="true" text:style-name="L20">
        <text:list-item>
          <text:p text:style-name="P349">Check configuration validity:</text:p>
        </text:list-item>
      </text:list>
      <text:p text:style-name="P236"><text:tab/>crm_verify -L -V</text:p>
      <text:p text:style-name="P185"/>
      <text:list xml:id="list215451557940772" text:continue-numbering="true" text:style-name="L20">
        <text:list-item>
          <text:p text:style-name="P355">Disable STONITH <text:span text:style-name="T274">(a type of fencing)</text:span>:</text:p>
        </text:list-item>
      </text:list>
      <text:p text:style-name="P244"><text:tab/>pcs property set stonith-enabled=false</text:p>
      <text:p text:style-name="P244"/>
      <text:list xml:id="list215452648768435" text:continue-numbering="true" text:style-name="L20">
        <text:list-item>
          <text:p text:style-name="P355">Ignore Quorum Policy:</text:p>
        </text:list-item>
      </text:list>
      <text:p text:style-name="P244"><text:tab/>pcs property set no-quorum-policy=ignore</text:p>
      <text:p text:style-name="P244"/>
      <text:list xml:id="list215452876717228" text:continue-numbering="true" text:style-name="L20">
        <text:list-item>
          <text:p text:style-name="P356">Set reconnect attempt:</text:p>
        </text:list-item>
      </text:list>
      <text:p text:style-name="P245"><text:tab/>pcs property set migration-threshold=1 --force</text:p>
      <text:p text:style-name="P245"/>
      <text:list xml:id="list215451670593883" text:continue-numbering="true" text:style-name="L20">
        <text:list-item>
          <text:p text:style-name="P356">Set <text:span text:style-name="T275">stickiness</text:span>:</text:p>
        </text:list-item>
      </text:list>
      <text:p text:style-name="P245"><text:tab/><text:span text:style-name="T275">pcs property set resource-stickiness=100 --force</text:span></text:p>
      <text:p text:style-name="P245"/>
      <text:p text:style-name="P246">Now, <text:span text:style-name="T276">it is going to be used the crmsh interpreter, starting it with the following command:</text:span></text:p>
      <text:p text:style-name="P245"><text:tab/><text:span text:style-name="T276">crm configure</text:span></text:p>
      <text:p text:style-name="P245"/>
      <text:list xml:id="list215451593232652" text:continue-numbering="true" text:style-name="L20">
        <text:list-item>
          <text:p text:style-name="P355">Add floating IP address resource <text:span text:style-name="T277">(Virtual IP - VIP)</text:span>:</text:p>
        </text:list-item>
      </text:list>
      <text:p text:style-name="P244"><text:tab/>pcs resource create VIP1 IPaddr2 ip=172.17.18.190 \ </text:p>
      <text:p text:style-name="P244"><text:tab/>broadcast=172.17.18.255 nic=eth0 cidr_netmask=24 <text:span text:style-name="T278">\</text:span></text:p>
      <text:p text:style-name="P244"><text:soft-page-break/><text:tab/>iflabel=VIP1 op monitor interval=30s timeout=30s</text:p>
      <text:p text:style-name="P247"/>
      <text:list xml:id="list215452000297149" text:continue-numbering="true" text:style-name="L20">
        <text:list-item>
          <text:p text:style-name="P357">Define DRBD <text:span text:style-name="T279">cluster r</text:span>esource:</text:p>
        </text:list-item>
      </text:list>
      <text:p text:style-name="P248"><text:tab/><text:span text:style-name="T280">configure </text:span>primitive <text:span text:style-name="T279">drbd</text:span> ocf:linbit:drbd params <text:span text:style-name="T279">\</text:span></text:p>
      <text:p text:style-name="P248"><text:tab/>drbd_resource=<text:span text:style-name="T281">optzimbra</text:span> <text:span text:style-name="T279">\</text:span></text:p>
      <text:p text:style-name="P248"><text:tab/>op monitor role=Master interval=60s <text:span text:style-name="T279">\</text:span></text:p>
      <text:p text:style-name="P248"><text:tab/>op monitor role=Slave interval=50s <text:span text:style-name="T279">\</text:span></text:p>
      <text:p text:style-name="P248"><text:tab/>op start role=Master interval=60s timeout=240s <text:span text:style-name="T279">\</text:span></text:p>
      <text:p text:style-name="P248"><text:tab/>op start role=Slave interval=0s timeout=240s <text:span text:style-name="T279">\</text:span></text:p>
      <text:p text:style-name="P248"><text:tab/>op stop role=Master interval=60s timeout=100s <text:span text:style-name="T279">\</text:span></text:p>
      <text:p text:style-name="P248"><text:tab/>op stop role=Slave interval=0s timeout=100s</text:p>
      <text:p text:style-name="P244"/>
      <text:list xml:id="list215452149931667" text:continue-numbering="true" text:style-name="L20">
        <text:list-item>
          <text:p text:style-name="P358">Define DRBD Zimbra data clone:</text:p>
        </text:list-item>
      </text:list>
      <text:p text:style-name="P249"><text:tab/><text:span text:style-name="T282">configure </text:span>ms drbd_ms drbd <text:span text:style-name="T282">\</text:span></text:p>
      <text:p text:style-name="P249"><text:tab/>meta master-max=1 master-node-max=1 \</text:p>
      <text:p text:style-name="P249"><text:tab/>clone-max=2 clone-node-max=1 notify=true</text:p>
      <text:p text:style-name="P244"/>
      <text:list xml:id="list215451194065359" text:continue-numbering="true" text:style-name="L20">
        <text:list-item>
          <text:p text:style-name="P359">Define Zimbra service resource:</text:p>
        </text:list-item>
      </text:list>
      <text:p text:style-name="P250"><text:tab/><text:span text:style-name="T283">configure </text:span>primitive zcs_service ocf:btactic:zimbra \</text:p>
      <text:p text:style-name="P250"><text:tab/>op monitor interval=2min timeout="40s" \</text:p>
      <text:p text:style-name="P250"><text:tab/>op start interval="0" timeout="360s" \</text:p>
      <text:p text:style-name="P250"><text:tab/>op stop interval="0" timeout="360s"</text:p>
      <text:p text:style-name="P244"/>
      <text:list xml:id="list215451193723992" text:continue-numbering="true" text:style-name="L20">
        <text:list-item>
          <text:p text:style-name="P360">Define Zimbra cluster filesystem resource:</text:p>
        </text:list-item>
      </text:list>
      <text:p text:style-name="P251"><text:tab/><text:span text:style-name="T284">configure </text:span>primitive zcs_fs ocf:heartbeat:Filesystem params \ </text:p>
      <text:p text:style-name="P251"><text:tab/>device="/dev/drbd0" directory="/opt/zimbra" fstype=ext4 \</text:p>
      <text:p text:style-name="P251"><text:tab/>op start interval=0 timeout=60s \</text:p>
      <text:p text:style-name="P251"><text:tab/>op stop interval="0" timeout="60"</text:p>
      <text:p text:style-name="P251"/>
      <text:list xml:id="list215451864024257" text:continue-numbering="true" text:style-name="L20">
        <text:list-item>
          <text:p text:style-name="P361">Group all resources in the same host:</text:p>
        </text:list-item>
      </text:list>
      <text:p text:style-name="P251"><text:tab/>group zcsgroup zcs_fs zcs_service \</text:p>
      <text:p text:style-name="P252"><text:tab/><text:span text:style-name="T285">configure </text:span>colocation VIP1-with-drbd_ms-Master <text:span text:style-name="T286">\</text:span></text:p>
      <text:p text:style-name="P252"><text:tab/>inf: drbd_ms:Master VIP1</text:p>
      <text:p text:style-name="P252"><text:tab/><text:span text:style-name="T285">configure </text:span>colocation <text:span text:style-name="T287">drbd</text:span>_ms-Master-with-zcs_fs <text:span text:style-name="T286">\</text:span></text:p>
      <text:p text:style-name="P252"><text:tab/>inf: zcs_fs <text:span text:style-name="T287">drbd</text:span>_ms:Master</text:p>
      <text:p text:style-name="P252"><text:tab/><text:span text:style-name="T285">configure </text:span>colocation zcs_fs-with-zcs_service <text:span text:style-name="T286">\</text:span></text:p>
      <text:p text:style-name="P252"><text:tab/>inf: zcs_service zcs_fs</text:p>
      <text:p text:style-name="P252"/>
      <text:list xml:id="list215452862177702" text:continue-numbering="true" text:style-name="L20">
        <text:list-item>
          <text:p text:style-name="P362">Order resources:</text:p>
        </text:list-item>
      </text:list>
      <text:p text:style-name="P252"><text:tab/><text:span text:style-name="T285">configure </text:span>order <text:span text:style-name="T288">drbd</text:span>_ms-promote-on-VIP1 <text:span text:style-name="T288">\</text:span></text:p>
      <text:p text:style-name="P252"><text:tab/><text:tab/>inf: VIP1:start <text:span text:style-name="T288">drbd</text:span>_ms:promote</text:p>
      <text:p text:style-name="P252"><text:tab/><text:span text:style-name="T285">configure </text:span>order zcs_fs-on-<text:span text:style-name="T288">dbrb</text:span>_ms-promote <text:span text:style-name="T288">\</text:span></text:p>
      <text:p text:style-name="P252"><text:tab/><text:tab/>inf: <text:span text:style-name="T288">dbrb</text:span>_ms:promote zcs_fs:start</text:p>
      <text:p text:style-name="P252"><text:tab/><text:span text:style-name="T285">configure </text:span>order zcs_service-on-zcs_fs <text:span text:style-name="T288">\</text:span></text:p>
      <text:p text:style-name="P252"><text:tab/><text:tab/>inf: zcs_fs:start zcs_service:start</text:p>
      <text:p text:style-name="P244"/>
      <text:list xml:id="list215451271528782" text:continue-numbering="true" text:style-name="L20">
        <text:list-item>
          <text:p text:style-name="P363">Commit configuration changes <text:span text:style-name="T289">and quit</text:span>:</text:p>
        </text:list-item>
      </text:list>
      <text:p text:style-name="P253"><text:soft-page-break/><text:tab/>commit</text:p>
      <text:p text:style-name="P253"><text:tab/><text:span text:style-name="T289">quit</text:span></text:p>
      <text:p text:style-name="P253"/>
      <text:p text:style-name="P254">On both nodes make sure chkconfig is off on every service but DRBD. This means the service will not start up on when the server starts up.</text:p>
      <text:p text:style-name="P254"><text:tab/>chkconfig corosync off</text:p>
      <text:p text:style-name="P254"><text:tab/>chkconfig cman off</text:p>
      <text:p text:style-name="P254"><text:tab/>chkconfig ricci off</text:p>
      <text:p text:style-name="P254"><text:tab/>chkconfig pacemaker off</text:p>
      <text:p text:style-name="P135"><text:tab/>chkconfig drbd on</text:p>
      <text:p text:style-name="P135"/>
      <text:p text:style-name="P135"/>
      <text:p text:style-name="P137"><text:span text:style-name="T326">7</text:span>.6. <text:span text:style-name="T315">Control and check services</text:span></text:p>
      <text:p text:style-name="P306"/>
      <text:list xml:id="list1952275768558820065" text:style-name="L22">
        <text:list-item>
          <text:p text:style-name="P354">Check Pacemaker cluster status:</text:p>
        </text:list-item>
      </text:list>
      <text:p text:style-name="P242"><text:tab/>crm_mon -1</text:p>
      <text:p text:style-name="P242"><text:tab/>pcs status</text:p>
      <text:p text:style-name="P255"/>
      <text:list xml:id="list5486530342608575214" text:style-name="L23">
        <text:list-item>
          <text:p text:style-name="P378"><text:span text:style-name="T34">C</text:span><text:span text:style-name="T35">heck resource</text:span><text:span text:style-name="T34">s</text:span><text:span text:style-name="T35"> status:</text:span></text:p>
        </text:list-item>
      </text:list>
      <text:p text:style-name="P255"><text:span text:style-name="T103"><text:tab/>crm resource status </text:span><text:span text:style-name="T87">RESOURCE</text:span></text:p>
      <text:p text:style-name="P186"/>
      <text:list xml:id="list215452068202110" text:continue-numbering="true" text:style-name="L23">
        <text:list-item>
          <text:p text:style-name="P350">Check configuration validity:</text:p>
        </text:list-item>
      </text:list>
      <text:p text:style-name="P237"><text:tab/>crm_verify -L -V</text:p>
      <text:p text:style-name="P237"/>
      <text:list xml:id="list215452417687958" text:continue-numbering="true" text:style-name="L23">
        <text:list-item>
          <text:p text:style-name="P364"><text:span text:style-name="T290">E</text:span>dit values <text:span text:style-name="T291">already </text:span>configured:</text:p>
        </text:list-item>
      </text:list>
      <text:p text:style-name="P258"><text:tab/>crm configure edit</text:p>
      <text:p text:style-name="P258"><text:tab/><text:span text:style-name="T292">After save changes through the preferred text editor, exit and execute:</text:span></text:p>
      <text:p text:style-name="P258"><text:tab/>cibadmin <text:span text:style-name="T292">--replace</text:span></text:p>
      <text:p text:style-name="P186"/>
      <text:list xml:id="list9177805416695937890" text:style-name="L24">
        <text:list-item>
          <text:p text:style-name="P365">Delete existent resource:</text:p>
        </text:list-item>
      </text:list>
      <text:p text:style-name="P259"><text:tab/>pcs resource delete <text:span text:style-name="T1">RESOURCE</text:span></text:p>
      <text:p text:style-name="P186"/>
      <text:list xml:id="list215452663887142" text:continue-list="list215452417687958" text:style-name="L23">
        <text:list-item>
          <text:p text:style-name="P366">Clean resource history errors (check configuration health):</text:p>
        </text:list-item>
      </text:list>
      <text:p text:style-name="P260"><text:tab/>crm_resource -P</text:p>
      <text:p text:style-name="P255"/>
      <text:list xml:id="list215451435740206" text:continue-numbering="true" text:style-name="L23">
        <text:list-item>
          <text:p text:style-name="P367"><text:span text:style-name="T293">L</text:span>ist available classes and resources:</text:p>
        </text:list-item>
      </text:list>
      <text:p text:style-name="P261"><text:tab/>crm ra classes</text:p>
      <text:p text:style-name="P261"><text:tab/>crm ra list ocf btactic</text:p>
      <text:p text:style-name="P261"><text:tab/>crm ra list lsb</text:p>
      <text:p text:style-name="P187"/>
      <text:list xml:id="list215452938951844" text:continue-list="list9177805416695937890" text:style-name="L24">
        <text:list-item>
          <text:p text:style-name="P379"><text:span text:style-name="T36">D</text:span><text:span text:style-name="T37">elete cluster configuration </text:span><text:span text:style-name="T38">(WARNING)</text:span><text:span text:style-name="T37">:</text:span></text:p>
        </text:list-item>
      </text:list>
      <text:p text:style-name="P136"><text:tab/>pcs cluster destroy</text:p>
      <text:p text:style-name="P135"><text:bookmark text:name="__DdeLink__2545_559280703"/></text:p>
      <text:p text:style-name="P135"/>
      <text:p text:style-name="P141"><text:span text:style-name="T326">7</text:span>.7. <text:span text:style-name="T294">Testing failover</text:span></text:p>
      <text:p text:style-name="P256"/>
      <text:list xml:id="list2884484275236949895" text:style-name="L25">
        <text:list-item>
          <text:p text:style-name="P380"><text:span text:style-name="T39">On </text:span><text:span text:style-name="T40">p</text:span><text:span text:style-name="T39">rimary </text:span><text:span text:style-name="T40">n</text:span><text:span text:style-name="T39">ode:</text:span></text:p>
        </text:list-item>
      </text:list>
      <text:p text:style-name="P262"><text:soft-page-break/><text:tab/>crm node standby</text:p>
      <text:p text:style-name="P262"/>
      <text:p text:style-name="P263"><text:s text:c="6"/>Or stop <text:span text:style-name="T317">p</text:span>acemaker: </text:p>
      <text:p text:style-name="P264"><text:tab/>service pacemaker stop</text:p>
      <text:p text:style-name="P256"/>
      <text:list xml:id="list215453071755904" text:continue-numbering="true" text:style-name="L25">
        <text:list-item>
          <text:p text:style-name="P368"><text:span text:style-name="T295">Now </text:span>“crm_mon” or “pcs status” <text:span text:style-name="T296">will show</text:span>:</text:p>
        </text:list-item>
      </text:list>
      <text:p text:style-name="P265"/>
      <table:table table:name="Table12" table:style-name="Table12">
        <table:table-column table:style-name="Table12.A"/>
        <table:table-row>
          <table:table-cell table:style-name="Table12.A1" office:value-type="string">
            <text:p text:style-name="P265"><text:tab/>Node astapor.got.com: standby</text:p>
            <text:p text:style-name="P266"><text:tab/>Online: [ braavos.got.com ]</text:p>
          </table:table-cell>
        </table:table-row>
      </table:table>
      <text:p text:style-name="P256"/>
      <text:list xml:id="list215452671911220" text:continue-numbering="true" text:style-name="L25">
        <text:list-item>
          <text:p text:style-name="P369">It is going to take a while before secondary node takes control. <text:span text:style-name="T297">So it is possible to check logs and “crm_mon” status during the process.</text:span></text:p>
        </text:list-item>
      </text:list>
      <text:p text:style-name="P267"/>
      <text:p text:style-name="P268"><text:tab/>crm_mon</text:p>
      <text:p text:style-name="P268"><text:tab/>tail -F /var/log/zimbra.log</text:p>
      <text:p text:style-name="P268"><text:tab/>tail -F /var/log/messages</text:p>
      <text:p text:style-name="P256"/>
      <text:list xml:id="list215452290805494" text:continue-numbering="true" text:style-name="L25">
        <text:list-item>
          <text:p text:style-name="P370">A<text:span text:style-name="T298">lso it is possible to check</text:span> <text:span text:style-name="T298">with “</text:span>crm_standby<text:span text:style-name="T298">” command. A </text:span>value of <text:span text:style-name="T1">true</text:span><text:span text:style-name="T299">|</text:span><text:span text:style-name="T4">on</text:span> indicates that the node is <text:span text:style-name="T317">not</text:span> able to host any resources and a value of <text:span text:style-name="T1">false</text:span>|<text:span text:style-name="T1">off</text:span> indicates it <text:span text:style-name="T324">does</text:span>.</text:p>
        </text:list-item>
      </text:list>
      <text:p text:style-name="P262"><text:tab/>crm_standby --get-value</text:p>
      <text:p text:style-name="P256"/>
      <text:list xml:id="list215453171790892" text:continue-numbering="true" text:style-name="L25">
        <text:list-item>
          <text:p text:style-name="P371">At any moment it will be displayed a message like the following:</text:p>
        </text:list-item>
      </text:list>
      <text:p text:style-name="P269"/>
      <table:table table:name="Table8" table:style-name="Table8">
        <table:table-column table:style-name="Table8.A"/>
        <table:table-row>
          <table:table-cell table:style-name="Table8.A1" office:value-type="string">
            <text:p text:style-name="P120"><text:s text:c="18"/>Master/Slave Set: drbd_ms [drbd]</text:p>
            <text:p text:style-name="P120"><text:s text:c="33"/>Masters: [ braavos.got.com ]</text:p>
            <text:p text:style-name="P120"><text:s text:c="35"/>Slaves: [ astapor.got.com ]</text:p>
            <text:p text:style-name="P120"><text:s text:c="20"/>Resource Group: zcsgroup</text:p>
            <text:p text:style-name="P388">zcs_fs <text:s text:c="4"/>(ocf::heartbeat:Filesystem): <text:s/>Started braavos.got.com </text:p>
            <text:p text:style-name="P388">zcs_service <text:s text:c="7"/>(ocf::btactic:zimbra): Started braavos.got.com </text:p>
            <text:p text:style-name="P387"><text:s text:c="9"/>VIP1 <text:s text:c="2"/>(ocf::heartbeat:IPaddr2): <text:s/>Started braavos.got.com</text:p>
          </table:table-cell>
        </table:table-row>
      </table:table>
      <text:p text:style-name="P256"/>
      <text:list xml:id="list215453116225698" text:continue-numbering="true" text:style-name="L25">
        <text:list-item>
          <text:p text:style-name="P372">Now the secondary node has control of the cluster resources, while the primary node is in standby or unreachable state. <text:span text:style-name="T296">If primary node is back online, secondary node will keep the control of resources, until an explicit node move is done.</text:span></text:p>
        </text:list-item>
      </text:list>
      <text:p text:style-name="P270"/>
      <text:list xml:id="list215451898531622" text:continue-numbering="true" text:style-name="L25">
        <text:list-item>
          <text:p text:style-name="P370"><text:span text:style-name="T300">Set back online the p</text:span>rimary <text:span text:style-name="T301">n</text:span>ode:</text:p>
        </text:list-item>
      </text:list>
      <text:p text:style-name="P262"><text:tab/>crm node online</text:p>
      <text:p text:style-name="P262"/>
      <text:p text:style-name="P263"><text:s text:c="5"/>Or start <text:span text:style-name="T302">over pacemaker </text:span>service: </text:p>
      <text:p text:style-name="P271"><text:tab/>service pacemaker start</text:p>
      <text:p text:style-name="P256"/>
      <text:list xml:id="list215452191588400" text:continue-numbering="true" text:style-name="L25">
        <text:list-item>
          <text:p text:style-name="P370"><text:span text:style-name="T303">To give the control back to primary node, execute o</text:span>n <text:span text:style-name="T303">s</text:span>econdary <text:span text:style-name="T303">n</text:span>ode: </text:p>
        </text:list-item>
      </text:list>
      <text:p text:style-name="P262"><text:tab/>crm node standby</text:p>
      <text:p text:style-name="P262"/>
      <text:p text:style-name="P272"><text:s text:c="5"/>Then resources will be transferred back to primary node.</text:p>
      <text:p text:style-name="P257"/>
      <text:list xml:id="list215452551939244" text:continue-numbering="true" text:style-name="L25">
        <text:list-item>
          <text:p text:style-name="P325"><text:soft-page-break/><text:span text:style-name="T104">Finally </text:span><text:span text:style-name="T105">“crm_mon” or “pcs status” on each node will show:</text:span></text:p>
        </text:list-item>
      </text:list>
      <text:p text:style-name="P135"/>
      <table:table table:name="Table11" table:style-name="Table11">
        <table:table-column table:style-name="Table11.A"/>
        <table:table-row>
          <table:table-cell table:style-name="Table11.A1" office:value-type="string">
            <text:p text:style-name="P109">Online: [ astapor.got.com braavos.got.com ]</text:p>
            <text:p text:style-name="P110"><text:s/>Master/Slave Set: drbd_ms [drbd]</text:p>
            <text:p text:style-name="P110"><text:s text:c="5"/>Masters: [ astapor.got.com ]</text:p>
            <text:p text:style-name="P110"><text:s text:c="5"/>Slaves: [ braavos.got.com ]</text:p>
            <text:p text:style-name="P110"><text:s/>Resource Group: zcsgroup</text:p>
            <text:p text:style-name="P110"><text:s text:c="5"/>zcs_fs <text:s text:c="4"/>(ocf::heartbeat:Filesystem): <text:s text:c="3"/>Started astapor.got.com</text:p>
            <text:p text:style-name="P110"><text:s text:c="5"/>zcs_service <text:s text:c="7"/>(ocf::btactic:zimbra): <text:s/>Started astapor.got.com</text:p>
            <text:p text:style-name="P110">VIP1 <text:s text:c="3"/>(ocf::heartbeat:IPaddr2): <text:s text:c="6"/>Started astapor.got.com</text:p>
          </table:table-cell>
        </table:table-row>
      </table:table>
      <text:p text:style-name="P130"/>
      <text:p text:style-name="P127"/>
      <text:p text:style-name="P3"><text:span text:style-name="T326">8</text:span>. RESULTS AND DISCUSSION</text:p>
      <text:p text:style-name="P3"/>
      <text:p text:style-name="P3"/>
      <text:p text:style-name="P3"><text:span text:style-name="T326">9</text:span>. CONCLUSIONS AND FUTURE WORK</text:p>
      <text:p text:style-name="P3"/>
      <text:p text:style-name="P125"><text:span text:style-name="T305">HA</text:span> schemes can be implemented through F<text:span text:style-name="T306">L</text:span>OSS if the <text:span text:style-name="T306">correct</text:span> tools are chosen and orchestrated <text:span text:style-name="T306">in </text:span>the right way.</text:p>
      <text:p text:style-name="P125"/>
      <text:p text:style-name="P126">In o<text:span text:style-name="T307">r</text:span>der to implement these schemes, it is required a high-level knowledge regarding the meshing between all elements, as well as low level domain for proper configuration thereof.</text:p>
      <text:p text:style-name="P125"/>
      <text:p text:style-name="P125"><text:bookmark text:name="result_box41"/>The cluster-level <text:span text:style-name="T305">and HA </text:span>technologies are constantly evolving, <text:span text:style-name="T305">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5"/>
      <text:p text:style-name="P126"><text:bookmark text:name="result_box81"/>Since high availability can be applied to a broad spectrum of services running at the OS level, <text:span text:style-name="T304">it is </text:span>need<text:span text:style-name="T304">ed</text:span> adapt<text:span text:style-name="T304">ation</text:span> <text:span text:style-name="T304">of </text:span>respective configurations <text:span text:style-name="T304">to the </text:span>specific requirements <text:span text:style-name="T304">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1">OS: Operating System</text:span></text:p>
      <text:p text:style-name="P12"><text:soft-page-break/>- <text:span text:style-name="T140">PBX: </text:span><text:bookmark text:name="Private_branch_exchange"/>Private <text:span text:style-name="T140">B</text:span>ranch <text:span text:style-name="T140">E</text:span>xchange</text:p>
      <text:p text:style-name="P12">- <text:span text:style-name="T322">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12T21:54:50.879492489</dc:date>
    <dc:creator>dgamez </dc:creator>
    <meta:editing-duration>P4DT21H22M20S</meta:editing-duration>
    <meta:editing-cycles>611</meta:editing-cycles>
    <meta:generator>LibreOffice/4.3.3.2$Linux_X86_64 LibreOffice_project/9bb7eadab57b6755b1265afa86e04bf45fbfc644</meta:generator>
    <meta:document-statistic meta:table-count="13" meta:image-count="3" meta:object-count="1" meta:page-count="24" meta:paragraph-count="615" meta:word-count="4915" meta:character-count="34356" meta:non-whitespace-character-count="29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